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3.681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Bluckdruck-Modelle">
      <style:table-properties table:display="true" style:writing-mode="lr-tb"/>
    </style:style>
    <style:style style:name="ta2" style:family="table" style:master-page-name="PageStyle_5f_Blutdruck">
      <style:table-properties table:display="true" style:writing-mode="lr-tb"/>
    </style:style>
    <style:style style:name="ta3" style:family="table" style:master-page-name="PageStyle_5f_Insulin-Experimen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luckdruck-Modelle" table:style-name="ta1">
        <office:forms form:automatic-focus="false" form:apply-design-mode="false"/>
        <table:table-column table:style-name="co1" table:number-columns-repeated="4" table:default-cell-style-name="ce1"/>
        <table:table-column table:style-name="co1" table:number-columns-repeated="16380" table:default-cell-style-name="Default"/>
        <table:table-row table:style-name="ro1">
          <table:table-cell office:value-type="string" calcext:value-type="string">
            <text:p>x-Dias.</text:p>
          </table:table-cell>
          <table:table-cell office:value-type="string" calcext:value-type="string">
            <text:p>N(x)-Dias.</text:p>
          </table:table-cell>
          <table:table-cell table:style-name="ce2" office:value-type="string" calcext:value-type="string">
            <text:p>x-Sys.</text:p>
          </table:table-cell>
          <table:table-cell table:style-name="ce2" office:value-type="string" calcext:value-type="string">
            <text:p>N(x)-Sys.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0000817785783878637" calcext:value-type="float">
            <text:p>8.17785783878637E-07</text:p>
          </table:table-cell>
          <table:table-cell office:value-type="float" office:value="90" calcext:value-type="float">
            <text:p>90</text:p>
          </table:table-cell>
          <table:table-cell office:value-type="float" office:value="0.0000152254066586164" calcext:value-type="float">
            <text:p>1.52254066586164E-05</text:p>
          </table:table-cell>
          <table:table-cell table:number-columns-repeated="16380"/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00000115146221587262" calcext:value-type="float">
            <text:p>1.15146221587262E-06</text:p>
          </table:table-cell>
          <table:table-cell office:value-type="float" office:value="90.5" calcext:value-type="float">
            <text:p>90.5</text:p>
          </table:table-cell>
          <table:table-cell office:value-type="float" office:value="0.0000198453284797671" calcext:value-type="float">
            <text:p>1.98453284797671E-05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000161268144310273" calcext:value-type="float">
            <text:p>1.61268144310273E-06</text:p>
          </table:table-cell>
          <table:table-cell office:value-type="float" office:value="91" calcext:value-type="float">
            <text:p>91</text:p>
          </table:table-cell>
          <table:table-cell office:value-type="float" office:value="0.0000257540676505582" calcext:value-type="float">
            <text:p>2.57540676505582E-05</text:p>
          </table:table-cell>
          <table:table-cell table:number-columns-repeated="16380"/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.00000224665428189458" calcext:value-type="float">
            <text:p>2.24665428189458E-06</text:p>
          </table:table-cell>
          <table:table-cell office:value-type="float" office:value="91.5" calcext:value-type="float">
            <text:p>91.5</text:p>
          </table:table-cell>
          <table:table-cell office:value-type="float" office:value="0.0000332760311657323" calcext:value-type="float">
            <text:p>3.32760311657323E-05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00311324048192207" calcext:value-type="float">
            <text:p>3.11324048192207E-06</text:p>
          </table:table-cell>
          <table:table-cell office:value-type="float" office:value="92" calcext:value-type="float">
            <text:p>92</text:p>
          </table:table-cell>
          <table:table-cell office:value-type="float" office:value="0.000042807056155265" calcext:value-type="float">
            <text:p>4.2807056155265E-05</text:p>
          </table:table-cell>
          <table:table-cell table:number-columns-repeated="16380"/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00000429119106966131" calcext:value-type="float">
            <text:p>4.29119106966131E-06</text:p>
          </table:table-cell>
          <table:table-cell office:value-type="float" office:value="92.5" calcext:value-type="float">
            <text:p>92.5</text:p>
          </table:table-cell>
          <table:table-cell office:value-type="float" office:value="0.0000548273622216565" calcext:value-type="float">
            <text:p>5.48273622216565E-05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00588344635372826" calcext:value-type="float">
            <text:p>5.88344635372826E-06</text:p>
          </table:table-cell>
          <table:table-cell office:value-type="float" office:value="93" calcext:value-type="float">
            <text:p>93</text:p>
          </table:table-cell>
          <table:table-cell office:value-type="float" office:value="0.0000699161478077092" calcext:value-type="float">
            <text:p>6.99161478077092E-05</text:p>
          </table:table-cell>
          <table:table-cell table:number-columns-repeated="16380"/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0.00000802369673052602" calcext:value-type="float">
            <text:p>8.02369673052602E-06</text:p>
          </table:table-cell>
          <table:table-cell office:value-type="float" office:value="93.5" calcext:value-type="float">
            <text:p>93.5</text:p>
          </table:table-cell>
          <table:table-cell office:value-type="float" office:value="0.0000887678663620115" calcext:value-type="float">
            <text:p>8.87678663620115E-05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108844371283385" calcext:value-type="float">
            <text:p>1.08844371283385E-05</text:p>
          </table:table-cell>
          <table:table-cell office:value-type="float" office:value="94" calcext:value-type="float">
            <text:p>94</text:p>
          </table:table-cell>
          <table:table-cell office:value-type="float" office:value="0.00011221017003059" calcext:value-type="float">
            <text:p>0.00011221017003059</text:p>
          </table:table-cell>
          <table:table-cell table:number-columns-repeated="16380"/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0.0000146867670636331" calcext:value-type="float">
            <text:p>1.46867670636331E-05</text:p>
          </table:table-cell>
          <table:table-cell office:value-type="float" office:value="94.5" calcext:value-type="float">
            <text:p>94.5</text:p>
          </table:table-cell>
          <table:table-cell office:value-type="float" office:value="0.000141223447603989" calcext:value-type="float">
            <text:p>0.000141223447603989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0197122047173656" calcext:value-type="float">
            <text:p>1.97122047173656E-05</text:p>
          </table:table-cell>
          <table:table-cell office:value-type="float" office:value="95" calcext:value-type="float">
            <text:p>95</text:p>
          </table:table-cell>
          <table:table-cell office:value-type="float" office:value="0.000176961808604438" calcext:value-type="float">
            <text:p>0.000176961808604438</text:p>
          </table:table-cell>
          <table:table-cell table:number-columns-repeated="16380"/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0.0000263167925362335" calcext:value-type="float">
            <text:p>2.63167925362335E-05</text:p>
          </table:table-cell>
          <table:table-cell office:value-type="float" office:value="95.5" calcext:value-type="float">
            <text:p>95.5</text:p>
          </table:table-cell>
          <table:table-cell office:value-type="float" office:value="0.00022077527626108" calcext:value-type="float">
            <text:p>0.00022077527626108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00349477704883275" calcext:value-type="float">
            <text:p>3.49477704883275E-05</text:p>
          </table:table-cell>
          <table:table-cell office:value-type="float" office:value="96" calcext:value-type="float">
            <text:p>96</text:p>
          </table:table-cell>
          <table:table-cell office:value-type="float" office:value="0.000274232848827107" calcext:value-type="float">
            <text:p>0.000274232848827107</text:p>
          </table:table-cell>
          <table:table-cell table:number-columns-repeated="16380"/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0.0000461630776516343" calcext:value-type="float">
            <text:p>4.61630776516343E-05</text:p>
          </table:table-cell>
          <table:table-cell office:value-type="float" office:value="96.5" calcext:value-type="float">
            <text:p>96.5</text:p>
          </table:table-cell>
          <table:table-cell office:value-type="float" office:value="0.000339145972104037" calcext:value-type="float">
            <text:p>0.000339145972104037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0060653909296993" calcext:value-type="float">
            <text:p>6.0653909296993E-05</text:p>
          </table:table-cell>
          <table:table-cell office:value-type="float" office:value="97" calcext:value-type="float">
            <text:p>97</text:p>
          </table:table-cell>
          <table:table-cell office:value-type="float" office:value="0.000417591837889841" calcext:value-type="float">
            <text:p>0.000417591837889841</text:p>
          </table:table-cell>
          <table:table-cell table:number-columns-repeated="16380"/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0.0000792705008024577" calcext:value-type="float">
            <text:p>7.92705008024577E-05</text:p>
          </table:table-cell>
          <table:table-cell office:value-type="float" office:value="97.5" calcext:value-type="float">
            <text:p>97.5</text:p>
          </table:table-cell>
          <table:table-cell office:value-type="float" office:value="0.000511935786094271" calcext:value-type="float">
            <text:p>0.000511935786094271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0103051227310414" calcext:value-type="float">
            <text:p>0.000103051227310414</text:p>
          </table:table-cell>
          <table:table-cell office:value-type="float" office:value="98" calcext:value-type="float">
            <text:p>98</text:p>
          </table:table-cell>
          <table:table-cell office:value-type="float" office:value="0.000624851946304964" calcext:value-type="float">
            <text:p>0.000624851946304964</text:p>
          </table:table-cell>
          <table:table-cell table:number-columns-repeated="16380"/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0.000133254994938905" calcext:value-type="float">
            <text:p>0.000133254994938905</text:p>
          </table:table-cell>
          <table:table-cell office:value-type="float" office:value="98.5" calcext:value-type="float">
            <text:p>98.5</text:p>
          </table:table-cell>
          <table:table-cell office:value-type="float" office:value="0.000759341112647923" calcext:value-type="float">
            <text:p>0.000759341112647923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0171396752074187" calcext:value-type="float">
            <text:p>0.000171396752074187</text:p>
          </table:table-cell>
          <table:table-cell office:value-type="float" office:value="99" calcext:value-type="float">
            <text:p>99</text:p>
          </table:table-cell>
          <table:table-cell office:value-type="float" office:value="0.000918744710050933" calcext:value-type="float">
            <text:p>0.000918744710050933</text:p>
          </table:table-cell>
          <table:table-cell table:number-columns-repeated="16380"/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0.000219285765267097" calcext:value-type="float">
            <text:p>0.000219285765267097</text:p>
          </table:table-cell>
          <table:table-cell office:value-type="float" office:value="99.5" calcext:value-type="float">
            <text:p>99.5</text:p>
          </table:table-cell>
          <table:table-cell office:value-type="float" office:value="0.00110675358779916" calcext:value-type="float">
            <text:p>0.00110675358779916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279066082440351" calcext:value-type="float">
            <text:p>0.000279066082440351</text:p>
          </table:table-cell>
          <table:table-cell office:value-type="float" office:value="100" calcext:value-type="float">
            <text:p>100</text:p>
          </table:table-cell>
          <table:table-cell office:value-type="float" office:value="0.00132741027587279" calcext:value-type="float">
            <text:p>0.00132741027587279</text:p>
          </table:table-cell>
          <table:table-cell table:number-columns-repeated="16380"/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0.000353258347348884" calcext:value-type="float">
            <text:p>0.000353258347348884</text:p>
          </table:table-cell>
          <table:table-cell office:value-type="float" office:value="100.5" calcext:value-type="float">
            <text:p>100.5</text:p>
          </table:table-cell>
          <table:table-cell office:value-type="float" office:value="0.00158510327005693" calcext:value-type="float">
            <text:p>0.00158510327005693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0444801836853765" calcext:value-type="float">
            <text:p>0.000444801836853765</text:p>
          </table:table-cell>
          <table:table-cell office:value-type="float" office:value="101" calcext:value-type="float">
            <text:p>101</text:p>
          </table:table-cell>
          <table:table-cell office:value-type="float" office:value="0.00188455188275808" calcext:value-type="float">
            <text:p>0.00188455188275808</text:p>
          </table:table-cell>
          <table:table-cell table:number-columns-repeated="16380"/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0.000557095272868627" calcext:value-type="float">
            <text:p>0.000557095272868627</text:p>
          </table:table-cell>
          <table:table-cell office:value-type="float" office:value="101.5" calcext:value-type="float">
            <text:p>101.5</text:p>
          </table:table-cell>
          <table:table-cell office:value-type="float" office:value="0.00223078021745326" calcext:value-type="float">
            <text:p>0.00223078021745326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0694034623495558" calcext:value-type="float">
            <text:p>0.000694034623495558</text:p>
          </table:table-cell>
          <table:table-cell office:value-type="float" office:value="102" calcext:value-type="float">
            <text:p>102</text:p>
          </table:table-cell>
          <table:table-cell office:value-type="float" office:value="0.00262907890490909" calcext:value-type="float">
            <text:p>0.00262907890490909</text:p>
          </table:table-cell>
          <table:table-cell table:number-columns-repeated="16380"/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0.00086004576624149" calcext:value-type="float">
            <text:p>0.00086004576624149</text:p>
          </table:table-cell>
          <table:table-cell office:value-type="float" office:value="102.5" calcext:value-type="float">
            <text:p>102.5</text:p>
          </table:table-cell>
          <table:table-cell office:value-type="float" office:value="0.00308495338691013" calcext:value-type="float">
            <text:p>0.00308495338691013</text:p>
          </table:table-cell>
          <table:table-cell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0106010955744083" calcext:value-type="float">
            <text:p>0.00106010955744083</text:p>
          </table:table-cell>
          <table:table-cell office:value-type="float" office:value="103" calcext:value-type="float">
            <text:p>103</text:p>
          </table:table-cell>
          <table:table-cell office:value-type="float" office:value="0.00360405775477725" calcext:value-type="float">
            <text:p>0.00360405775477725</text:p>
          </table:table-cell>
          <table:table-cell table:number-columns-repeated="16380"/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0.00129977655690842" calcext:value-type="float">
            <text:p>0.00129977655690842</text:p>
          </table:table-cell>
          <table:table-cell office:value-type="float" office:value="103.5" calcext:value-type="float">
            <text:p>103.5</text:p>
          </table:table-cell>
          <table:table-cell office:value-type="float" office:value="0.00419211344971034" calcext:value-type="float">
            <text:p>0.00419211344971034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8516841944836" calcext:value-type="float">
            <text:p>0.00158516841944836</text:p>
          </table:table-cell>
          <table:table-cell office:value-type="float" office:value="104" calcext:value-type="float">
            <text:p>104</text:p>
          </table:table-cell>
          <table:table-cell office:value-type="float" office:value="0.00485481251130996" calcext:value-type="float">
            <text:p>0.00485481251130996</text:p>
          </table:table-cell>
          <table:table-cell table:number-columns-repeated="16380"/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0.00192296281166741" calcext:value-type="float">
            <text:p>0.00192296281166741</text:p>
          </table:table-cell>
          <table:table-cell office:value-type="float" office:value="104.5" calcext:value-type="float">
            <text:p>104.5</text:p>
          </table:table-cell>
          <table:table-cell office:value-type="float" office:value="0.00559770551735774" calcext:value-type="float">
            <text:p>0.00559770551735774</text:p>
          </table:table-cell>
          <table:table-cell table:number-columns-repeated="1638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0232035867146659" calcext:value-type="float">
            <text:p>0.00232035867146659</text:p>
          </table:table-cell>
          <table:table-cell office:value-type="float" office:value="105" calcext:value-type="float">
            <text:p>105</text:p>
          </table:table-cell>
          <table:table-cell office:value-type="float" office:value="0.00642607488588258" calcext:value-type="float">
            <text:p>0.00642607488588258</text:p>
          </table:table-cell>
          <table:table-cell table:number-columns-repeated="16380"/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0.0027850187263738" calcext:value-type="float">
            <text:p>0.0027850187263738</text:p>
          </table:table-cell>
          <table:table-cell office:value-type="float" office:value="105.5" calcext:value-type="float">
            <text:p>105.5</text:p>
          </table:table-cell>
          <table:table-cell office:value-type="float" office:value="0.00734479479914383" calcext:value-type="float">
            <text:p>0.00734479479914383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0332498645136649" calcext:value-type="float">
            <text:p>0.00332498645136649</text:p>
          </table:table-cell>
          <table:table-cell office:value-type="float" office:value="106" calcext:value-type="float">
            <text:p>106</text:p>
          </table:table-cell>
          <table:table-cell office:value-type="float" office:value="0.00835817964329479" calcext:value-type="float">
            <text:p>0.00835817964329479</text:p>
          </table:table-cell>
          <table:table-cell table:number-columns-repeated="16380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0.00394857509883369" calcext:value-type="float">
            <text:p>0.00394857509883369</text:p>
          </table:table-cell>
          <table:table-cell office:value-type="float" office:value="106.5" calcext:value-type="float">
            <text:p>106.5</text:p>
          </table:table-cell>
          <table:table-cell office:value-type="float" office:value="0.00946982351750966" calcext:value-type="float">
            <text:p>0.00946982351750966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046642270883829" calcext:value-type="float">
            <text:p>0.0046642270883829</text:p>
          </table:table-cell>
          <table:table-cell office:value-type="float" office:value="107" calcext:value-type="float">
            <text:p>107</text:p>
          </table:table-cell>
          <table:table-cell office:value-type="float" office:value="0.0106824340284201" calcext:value-type="float">
            <text:p>0.0106824340284201</text:p>
          </table:table-cell>
          <table:table-cell table:number-columns-repeated="1638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0.00548034290927521" calcext:value-type="float">
            <text:p>0.00548034290927521</text:p>
          </table:table-cell>
          <table:table-cell office:value-type="float" office:value="107.5" calcext:value-type="float">
            <text:p>107.5</text:p>
          </table:table-cell>
          <table:table-cell office:value-type="float" office:value="0.0119976642223623" calcext:value-type="float">
            <text:p>0.0119976642223623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0640507975958103" calcext:value-type="float">
            <text:p>0.00640507975958103</text:p>
          </table:table-cell>
          <table:table-cell office:value-type="float" office:value="108" calcext:value-type="float">
            <text:p>108</text:p>
          </table:table-cell>
          <table:table-cell office:value-type="float" office:value="0.0134159470889976" calcext:value-type="float">
            <text:p>0.0134159470889976</text:p>
          </table:table-cell>
          <table:table-cell table:number-columns-repeated="16380"/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0.0074461214072752" calcext:value-type="float">
            <text:p>0.0074461214072752</text:p>
          </table:table-cell>
          <table:table-cell office:value-type="float" office:value="108.5" calcext:value-type="float">
            <text:p>108.5</text:p>
          </table:table-cell>
          <table:table-cell office:value-type="float" office:value="0.0149363375635902" calcext:value-type="float">
            <text:p>0.0149363375635902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0861042217904164" calcext:value-type="float">
            <text:p>0.00861042217904164</text:p>
          </table:table-cell>
          <table:table-cell office:value-type="float" office:value="109" calcext:value-type="float">
            <text:p>109</text:p>
          </table:table-cell>
          <table:table-cell office:value-type="float" office:value="0.0165563673296867" calcext:value-type="float">
            <text:p>0.0165563673296867</text:p>
          </table:table-cell>
          <table:table-cell table:number-columns-repeated="16380"/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0.00990392951751536" calcext:value-type="float">
            <text:p>0.00990392951751536</text:p>
          </table:table-cell>
          <table:table-cell office:value-type="float" office:value="109.5" calcext:value-type="float">
            <text:p>109.5</text:p>
          </table:table-cell>
          <table:table-cell office:value-type="float" office:value="0.0182719179486616" calcext:value-type="float">
            <text:p>0.0182719179486616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13312911376537" calcext:value-type="float">
            <text:p>0.0113312911376537</text:p>
          </table:table-cell>
          <table:table-cell office:value-type="float" office:value="110" calcext:value-type="float">
            <text:p>110</text:p>
          </table:table-cell>
          <table:table-cell office:value-type="float" office:value="0.0200771178902576" calcext:value-type="float">
            <text:p>0.0200771178902576</text:p>
          </table:table-cell>
          <table:table-cell table:number-columns-repeated="16380"/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0.0128955543853852" calcext:value-type="float">
            <text:p>0.0128955543853852</text:p>
          </table:table-cell>
          <table:table-cell office:value-type="float" office:value="110.5" calcext:value-type="float">
            <text:p>110.5</text:p>
          </table:table-cell>
          <table:table-cell office:value-type="float" office:value="0.0219642688864475" calcext:value-type="float">
            <text:p>0.0219642688864475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145978668733859" calcext:value-type="float">
            <text:p>0.0145978668733859</text:p>
          </table:table-cell>
          <table:table-cell office:value-type="float" office:value="111" calcext:value-type="float">
            <text:p>111</text:p>
          </table:table-cell>
          <table:table-cell office:value-type="float" office:value="0.0239238066639183" calcext:value-type="float">
            <text:p>0.0239238066639183</text:p>
          </table:table-cell>
          <table:table-cell table:number-columns-repeated="16380"/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0.0164371887492949" calcext:value-type="float">
            <text:p>0.0164371887492949</text:p>
          </table:table-cell>
          <table:table-cell office:value-type="float" office:value="111.5" calcext:value-type="float">
            <text:p>111.5</text:p>
          </table:table-cell>
          <table:table-cell office:value-type="float" office:value="0.0259443005205721" calcext:value-type="float">
            <text:p>0.0259443005205721</text:p>
          </table:table-cell>
          <table:table-cell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184100279477044" calcext:value-type="float">
            <text:p>0.0184100279477044</text:p>
          </table:table-cell>
          <table:table-cell office:value-type="float" office:value="112" calcext:value-type="float">
            <text:p>112</text:p>
          </table:table-cell>
          <table:table-cell office:value-type="float" office:value="0.0280124954004299" calcext:value-type="float">
            <text:p>0.0280124954004299</text:p>
          </table:table-cell>
          <table:table-cell table:number-columns-repeated="16380"/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0.0205102103983326" calcext:value-type="float">
            <text:p>0.0205102103983326</text:p>
          </table:table-cell>
          <table:table-cell office:value-type="float" office:value="112.5" calcext:value-type="float">
            <text:p>112.5</text:p>
          </table:table-cell>
          <table:table-cell office:value-type="float" office:value="0.0301133991012047" calcext:value-type="float">
            <text:p>0.0301133991012047</text:p>
          </table:table-cell>
          <table:table-cell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27286973270585" calcext:value-type="float">
            <text:p>0.0227286973270585</text:p>
          </table:table-cell>
          <table:table-cell office:value-type="float" office:value="113" calcext:value-type="float">
            <text:p>113</text:p>
          </table:table-cell>
          <table:table-cell office:value-type="float" office:value="0.0322304160422232" calcext:value-type="float">
            <text:p>0.0322304160422232</text:p>
          </table:table-cell>
          <table:table-cell table:number-columns-repeated="16380"/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0.0250534614269917" calcext:value-type="float">
            <text:p>0.0250534614269917</text:p>
          </table:table-cell>
          <table:table-cell office:value-type="float" office:value="113.5" calcext:value-type="float">
            <text:p>113.5</text:p>
          </table:table-cell>
          <table:table-cell office:value-type="float" office:value="0.034345527660417" calcext:value-type="float">
            <text:p>0.034345527660417</text:p>
          </table:table-cell>
          <table:table-cell table:number-columns-repeated="1638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74694327474132" calcext:value-type="float">
            <text:p>0.0274694327474132</text:p>
          </table:table-cell>
          <table:table-cell office:value-type="float" office:value="114" calcext:value-type="float">
            <text:p>114</text:p>
          </table:table-cell>
          <table:table-cell office:value-type="float" office:value="0.0364395180316187" calcext:value-type="float">
            <text:p>0.0364395180316187</text:p>
          </table:table-cell>
          <table:table-cell table:number-columns-repeated="16380"/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0.0299585236295067" calcext:value-type="float">
            <text:p>0.0299585236295067</text:p>
          </table:table-cell>
          <table:table-cell office:value-type="float" office:value="114.5" calcext:value-type="float">
            <text:p>114.5</text:p>
          </table:table-cell>
          <table:table-cell office:value-type="float" office:value="0.0384922417846012" calcext:value-type="float">
            <text:p>0.0384922417846012</text:p>
          </table:table-cell>
          <table:table-cell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24997399201213" calcext:value-type="float">
            <text:p>0.0324997399201213</text:p>
          </table:table-cell>
          <table:table-cell office:value-type="float" office:value="115" calcext:value-type="float">
            <text:p>115</text:p>
          </table:table-cell>
          <table:table-cell office:value-type="float" office:value="0.0404829298439203" calcext:value-type="float">
            <text:p>0.0404829298439203</text:p>
          </table:table-cell>
          <table:table-cell table:number-columns-repeated="16380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0.0350693830624956" calcext:value-type="float">
            <text:p>0.0350693830624956</text:p>
          </table:table-cell>
          <table:table-cell office:value-type="float" office:value="115.5" calcext:value-type="float">
            <text:p>115.5</text:p>
          </table:table-cell>
          <table:table-cell office:value-type="float" office:value="0.042390527066503" calcext:value-type="float">
            <text:p>0.042390527066503</text:p>
          </table:table-cell>
          <table:table-cell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76413445741361" calcext:value-type="float">
            <text:p>0.0376413445741361</text:p>
          </table:table-cell>
          <table:table-cell office:value-type="float" office:value="116" calcext:value-type="float">
            <text:p>116</text:p>
          </table:table-cell>
          <table:table-cell office:value-type="float" office:value="0.0441940544892408" calcext:value-type="float">
            <text:p>0.0441940544892408</text:p>
          </table:table-cell>
          <table:table-cell table:number-columns-repeated="16380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0.0401874909878111" calcext:value-type="float">
            <text:p>0.0401874909878111</text:p>
          </table:table-cell>
          <table:table-cell office:value-type="float" office:value="116.5" calcext:value-type="float">
            <text:p>116.5</text:p>
          </table:table-cell>
          <table:table-cell office:value-type="float" office:value="0.0458729877420954" calcext:value-type="float">
            <text:p>0.0458729877420954</text:p>
          </table:table-cell>
          <table:table-cell table:number-columns-repeated="1638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426781336918422" calcext:value-type="float">
            <text:p>0.0426781336918422</text:p>
          </table:table-cell>
          <table:table-cell office:value-type="float" office:value="117" calcext:value-type="float">
            <text:p>117</text:p>
          </table:table-cell>
          <table:table-cell office:value-type="float" office:value="0.0474076422600803" calcext:value-type="float">
            <text:p>0.0474076422600803</text:p>
          </table:table-cell>
          <table:table-cell table:number-columns-repeated="16380"/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0.0450825744236213" calcext:value-type="float">
            <text:p>0.0450825744236213</text:p>
          </table:table-cell>
          <table:table-cell office:value-type="float" office:value="117.5" calcext:value-type="float">
            <text:p>117.5</text:p>
          </table:table-cell>
          <table:table-cell office:value-type="float" office:value="0.0487795552967875" calcext:value-type="float">
            <text:p>0.0487795552967875</text:p>
          </table:table-cell>
          <table:table-cell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73697136237595" calcext:value-type="float">
            <text:p>0.0473697136237595</text:p>
          </table:table-cell>
          <table:table-cell office:value-type="float" office:value="118" calcext:value-type="float">
            <text:p>118</text:p>
          </table:table-cell>
          <table:table-cell office:value-type="float" office:value="0.0499718544400848" calcext:value-type="float">
            <text:p>0.0499718544400848</text:p>
          </table:table-cell>
          <table:table-cell table:number-columns-repeated="16380"/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0.0495087056313174" calcext:value-type="float">
            <text:p>0.0495087056313174</text:p>
          </table:table-cell>
          <table:table-cell office:value-type="float" office:value="118.5" calcext:value-type="float">
            <text:p>118.5</text:p>
          </table:table-cell>
          <table:table-cell office:value-type="float" office:value="0.0509696023824731" calcext:value-type="float">
            <text:p>0.0509696023824731</text:p>
          </table:table-cell>
          <table:table-cell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14696419719466" calcext:value-type="float">
            <text:p>0.0514696419719466</text:p>
          </table:table-cell>
          <table:table-cell office:value-type="float" office:value="119" calcext:value-type="float">
            <text:p>119</text:p>
          </table:table-cell>
          <table:table-cell office:value-type="float" office:value="0.0517601081148889" calcext:value-type="float">
            <text:p>0.0517601081148889</text:p>
          </table:table-cell>
          <table:table-cell table:number-columns-repeated="16380"/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0.0532242419232297" calcext:value-type="float">
            <text:p>0.0532242419232297</text:p>
          </table:table-cell>
          <table:table-cell office:value-type="float" office:value="119.5" calcext:value-type="float">
            <text:p>119.5</text:p>
          </table:table-cell>
          <table:table-cell office:value-type="float" office:value="0.052333195488256" calcext:value-type="float">
            <text:p>0.052333195488256</text:p>
          </table:table-cell>
          <table:table-cell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47465282710841" calcext:value-type="float">
            <text:p>0.0547465282710841</text:p>
          </table:table-cell>
          <table:table-cell office:value-type="float" office:value="120" calcext:value-type="float">
            <text:p>120</text:p>
          </table:table-cell>
          <table:table-cell office:value-type="float" office:value="0.0526814212006289" calcext:value-type="float">
            <text:p>0.0526814212006289</text:p>
          </table:table-cell>
          <table:table-cell table:number-columns-repeated="16380"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0.0560134657976059" calcext:value-type="float">
            <text:p>0.0560134657976059</text:p>
          </table:table-cell>
          <table:table-cell office:value-type="float" office:value="120.5" calcext:value-type="float">
            <text:p>120.5</text:p>
          </table:table-cell>
          <table:table-cell office:value-type="float" office:value="0.0528002356827386" calcext:value-type="float">
            <text:p>0.0528002356827386</text:p>
          </table:table-cell>
          <table:table-cell table:number-columns-repeated="1638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70055406201582" calcext:value-type="float">
            <text:p>0.0570055406201582</text:p>
          </table:table-cell>
          <table:table-cell office:value-type="float" office:value="121" calcext:value-type="float">
            <text:p>121</text:p>
          </table:table-cell>
          <table:table-cell office:value-type="float" office:value="0.0526880820206154" calcext:value-type="float">
            <text:p>0.0526880820206154</text:p>
          </table:table-cell>
          <table:table-cell table:number-columns-repeated="16380"/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0.0577072600407833" calcext:value-type="float">
            <text:p>0.0577072600407833</text:p>
          </table:table-cell>
          <table:table-cell office:value-type="float" office:value="121.5" calcext:value-type="float">
            <text:p>121.5</text:p>
          </table:table-cell>
          <table:table-cell office:value-type="float" office:value="0.0523464299084046" calcext:value-type="float">
            <text:p>0.0523464299084046</text:p>
          </table:table-cell>
          <table:table-cell table:number-columns-repeated="1638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81075550198719" calcext:value-type="float">
            <text:p>0.0581075550198719</text:p>
          </table:table-cell>
          <table:table-cell office:value-type="float" office:value="122" calcext:value-type="float">
            <text:p>122</text:p>
          </table:table-cell>
          <table:table-cell office:value-type="float" office:value="0.0517797435962734" calcext:value-type="float">
            <text:p>0.0517797435962734</text:p>
          </table:table-cell>
          <table:table-cell table:number-columns-repeated="16380"/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0.0582000706639406" calcext:value-type="float">
            <text:p>0.0582000706639406</text:p>
          </table:table-cell>
          <table:table-cell office:value-type="float" office:value="122.5" calcext:value-type="float">
            <text:p>122.5</text:p>
          </table:table-cell>
          <table:table-cell office:value-type="float" office:value="0.0509953848106061" calcext:value-type="float">
            <text:p>0.0509953848106061</text:p>
          </table:table-cell>
          <table:table-cell table:number-columns-repeated="1638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79833340738974" calcext:value-type="float">
            <text:p>0.0579833340738974</text:p>
          </table:table-cell>
          <table:table-cell office:value-type="float" office:value="123" calcext:value-type="float">
            <text:p>123</text:p>
          </table:table-cell>
          <table:table-cell office:value-type="float" office:value="0.0500034535977296" calcext:value-type="float">
            <text:p>0.0500034535977296</text:p>
          </table:table-cell>
          <table:table-cell table:number-columns-repeated="16380"/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0.0574607933581571" calcext:value-type="float">
            <text:p>0.0574607933581571</text:p>
          </table:table-cell>
          <table:table-cell office:value-type="float" office:value="123.5" calcext:value-type="float">
            <text:p>123.5</text:p>
          </table:table-cell>
          <table:table-cell office:value-type="float" office:value="0.0488165719012776" calcext:value-type="float">
            <text:p>0.0488165719012776</text:p>
          </table:table-cell>
          <table:table-cell table:number-columns-repeated="1638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66407263664703" calcext:value-type="float">
            <text:p>0.0566407263664703</text:p>
          </table:table-cell>
          <table:table-cell office:value-type="float" office:value="124" calcext:value-type="float">
            <text:p>124</text:p>
          </table:table-cell>
          <table:table-cell office:value-type="float" office:value="0.0474496163555292" calcext:value-type="float">
            <text:p>0.0474496163555292</text:p>
          </table:table-cell>
          <table:table-cell table:number-columns-repeated="16380"/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0.0555360225204406" calcext:value-type="float">
            <text:p>0.0555360225204406</text:p>
          </table:table-cell>
          <table:table-cell office:value-type="float" office:value="124.5" calcext:value-type="float">
            <text:p>124.5</text:p>
          </table:table-cell>
          <table:table-cell office:value-type="float" office:value="0.0459194082000461" calcext:value-type="float">
            <text:p>0.0459194082000461</text:p>
          </table:table-cell>
          <table:table-cell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41638457765384" calcext:value-type="float">
            <text:p>0.0541638457765384</text:p>
          </table:table-cell>
          <table:table-cell office:value-type="float" office:value="125" calcext:value-type="float">
            <text:p>125</text:p>
          </table:table-cell>
          <table:table-cell office:value-type="float" office:value="0.0442443693437516" calcext:value-type="float">
            <text:p>0.0442443693437516</text:p>
          </table:table-cell>
          <table:table-cell table:number-columns-repeated="16380"/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0.0525451910373806" calcext:value-type="float">
            <text:p>0.0525451910373806</text:p>
          </table:table-cell>
          <table:table-cell office:value-type="float" office:value="125.5" calcext:value-type="float">
            <text:p>125.5</text:p>
          </table:table-cell>
          <table:table-cell office:value-type="float" office:value="0.0424441543922492" calcext:value-type="float">
            <text:p>0.0424441543922492</text:p>
          </table:table-cell>
          <table:table-cell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0704350029437" calcext:value-type="float">
            <text:p>0.050704350029437</text:p>
          </table:table-cell>
          <table:table-cell office:value-type="float" office:value="126" calcext:value-type="float">
            <text:p>126</text:p>
          </table:table-cell>
          <table:table-cell office:value-type="float" office:value="0.0405392688789951" calcext:value-type="float">
            <text:p>0.0405392688789951</text:p>
          </table:table-cell>
          <table:table-cell table:number-columns-repeated="16380"/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0.0486683056255056" calcext:value-type="float">
            <text:p>0.0486683056255056</text:p>
          </table:table-cell>
          <table:table-cell office:value-type="float" office:value="126.5" calcext:value-type="float">
            <text:p>126.5</text:p>
          </table:table-cell>
          <table:table-cell office:value-type="float" office:value="0.0385506840032479" calcext:value-type="float">
            <text:p>0.0385506840032479</text:p>
          </table:table-cell>
          <table:table-cell table:number-columns-repeated="1638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464660756855671" calcext:value-type="float">
            <text:p>0.0464660756855671</text:p>
          </table:table-cell>
          <table:table-cell office:value-type="float" office:value="127" calcext:value-type="float">
            <text:p>127</text:p>
          </table:table-cell>
          <table:table-cell office:value-type="float" office:value="0.0364994578856107" calcext:value-type="float">
            <text:p>0.0364994578856107</text:p>
          </table:table-cell>
          <table:table-cell table:number-columns-repeated="16380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0441280286453557" calcext:value-type="float">
            <text:p>0.0441280286453557</text:p>
          </table:table-cell>
          <table:table-cell office:value-type="float" office:value="127.5" calcext:value-type="float">
            <text:p>127.5</text:p>
          </table:table-cell>
          <table:table-cell office:value-type="float" office:value="0.0344063727302905" calcext:value-type="float">
            <text:p>0.0344063727302905</text:p>
          </table:table-cell>
          <table:table-cell table:number-columns-repeated="1638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41685193274542" calcext:value-type="float">
            <text:p>0.041685193274542</text:p>
          </table:table-cell>
          <table:table-cell office:value-type="float" office:value="128" calcext:value-type="float">
            <text:p>128</text:p>
          </table:table-cell>
          <table:table-cell office:value-type="float" office:value="0.0322915963698052" calcext:value-type="float">
            <text:p>0.0322915963698052</text:p>
          </table:table-cell>
          <table:table-cell table:number-columns-repeated="16380"/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.0391685842829132" calcext:value-type="float">
            <text:p>0.0391685842829132</text:p>
          </table:table-cell>
          <table:table-cell office:value-type="float" office:value="128.5" calcext:value-type="float">
            <text:p>128.5</text:p>
          </table:table-cell>
          <table:table-cell office:value-type="float" office:value="0.0301743755113287" calcext:value-type="float">
            <text:p>0.0301743755113287</text:p>
          </table:table-cell>
          <table:table-cell table:number-columns-repeated="1638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366085638477371" calcext:value-type="float">
            <text:p>0.0366085638477371</text:p>
          </table:table-cell>
          <table:table-cell office:value-type="float" office:value="129" calcext:value-type="float">
            <text:p>129</text:p>
          </table:table-cell>
          <table:table-cell office:value-type="float" office:value="0.0280727666606699" calcext:value-type="float">
            <text:p>0.0280727666606699</text:p>
          </table:table-cell>
          <table:table-cell table:number-columns-repeated="16380"/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.0340342567840362" calcext:value-type="float">
            <text:p>0.0340342567840362</text:p>
          </table:table-cell>
          <table:table-cell office:value-type="float" office:value="129.5" calcext:value-type="float">
            <text:p>129.5</text:p>
          </table:table-cell>
          <table:table-cell office:value-type="float" office:value="0.0260034092314481" calcext:value-type="float">
            <text:p>0.0260034092314481</text:p>
          </table:table-cell>
          <table:table-cell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314730341297659" calcext:value-type="float">
            <text:p>0.0314730341297659</text:p>
          </table:table-cell>
          <table:table-cell office:value-type="float" office:value="130" calcext:value-type="float">
            <text:p>130</text:p>
          </table:table-cell>
          <table:table-cell office:value-type="float" office:value="0.0239813438165029" calcext:value-type="float">
            <text:p>0.0239813438165029</text:p>
          </table:table-cell>
          <table:table-cell table:number-columns-repeated="16380"/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0.028950076540411" calcext:value-type="float">
            <text:p>0.028950076540411</text:p>
          </table:table-cell>
          <table:table-cell office:value-type="float" office:value="130.5" calcext:value-type="float">
            <text:p>130.5</text:p>
          </table:table-cell>
          <table:table-cell office:value-type="float" office:value="0.0220198770679046" calcext:value-type="float">
            <text:p>0.0220198770679046</text:p>
          </table:table-cell>
          <table:table-cell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264880252643962" calcext:value-type="float">
            <text:p>0.0264880252643962</text:p>
          </table:table-cell>
          <table:table-cell office:value-type="float" office:value="131" calcext:value-type="float">
            <text:p>131</text:p>
          </table:table-cell>
          <table:table-cell office:value-type="float" office:value="0.020130493158973" calcext:value-type="float">
            <text:p>0.020130493158973</text:p>
          </table:table-cell>
          <table:table-cell table:number-columns-repeated="16380"/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0.0241067247847613" calcext:value-type="float">
            <text:p>0.0241067247847613</text:p>
          </table:table-cell>
          <table:table-cell office:value-type="float" office:value="131.5" calcext:value-type="float">
            <text:p>131.5</text:p>
          </table:table-cell>
          <table:table-cell office:value-type="float" office:value="0.0183228104379238" calcext:value-type="float">
            <text:p>0.0183228104379238</text:p>
          </table:table-cell>
          <table:table-cell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21823057636968" calcext:value-type="float">
            <text:p>0.021823057636968</text:p>
          </table:table-cell>
          <table:table-cell office:value-type="float" office:value="132" calcext:value-type="float">
            <text:p>132</text:p>
          </table:table-cell>
          <table:table-cell office:value-type="float" office:value="0.0166045806712303" calcext:value-type="float">
            <text:p>0.0166045806712303</text:p>
          </table:table-cell>
          <table:table-cell table:number-columns-repeated="16380"/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0.0196508686021044" calcext:value-type="float">
            <text:p>0.0196508686021044</text:p>
          </table:table-cell>
          <table:table-cell office:value-type="float" office:value="132.5" calcext:value-type="float">
            <text:p>132.5</text:p>
          </table:table-cell>
          <table:table-cell office:value-type="float" office:value="0.0149817272489185" calcext:value-type="float">
            <text:p>0.0149817272489185</text:p>
          </table:table-cell>
          <table:table-cell table:number-columns-repeated="1638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176009725580054" calcext:value-type="float">
            <text:p>0.0176009725580054</text:p>
          </table:table-cell>
          <table:table-cell office:value-type="float" office:value="133" calcext:value-type="float">
            <text:p>133</text:p>
          </table:table-cell>
          <table:table-cell office:value-type="float" office:value="0.0134584179067469" calcext:value-type="float">
            <text:p>0.0134584179067469</text:p>
          </table:table-cell>
          <table:table-cell table:number-columns-repeated="16380"/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0.0156812378459936" calcext:value-type="float">
            <text:p>0.0156812378459936</text:p>
          </table:table-cell>
          <table:table-cell office:value-type="float" office:value="133.5" calcext:value-type="float">
            <text:p>133.5</text:p>
          </table:table-cell>
          <table:table-cell office:value-type="float" office:value="0.0120371669238634" calcext:value-type="float">
            <text:p>0.0120371669238634</text:p>
          </table:table-cell>
          <table:table-cell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138967351426137" calcext:value-type="float">
            <text:p>0.0138967351426137</text:p>
          </table:table-cell>
          <table:table-cell office:value-type="float" office:value="134" calcext:value-type="float">
            <text:p>134</text:p>
          </table:table-cell>
          <table:table-cell office:value-type="float" office:value="0.0107189613811338" calcext:value-type="float">
            <text:p>0.0107189613811338</text:p>
          </table:table-cell>
          <table:table-cell table:number-columns-repeated="16380"/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0.0122499405443966" calcext:value-type="float">
            <text:p>0.0122499405443966</text:p>
          </table:table-cell>
          <table:table-cell office:value-type="float" office:value="134.5" calcext:value-type="float">
            <text:p>134.5</text:p>
          </table:table-cell>
          <table:table-cell office:value-type="float" office:value="0.00950340590750515" calcext:value-type="float">
            <text:p>0.00950340590750515</text:p>
          </table:table-cell>
          <table:table-cell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107409808774648" calcext:value-type="float">
            <text:p>0.0107409808774648</text:p>
          </table:table-cell>
          <table:table-cell office:value-type="float" office:value="135" calcext:value-type="float">
            <text:p>135</text:p>
          </table:table-cell>
          <table:table-cell office:value-type="float" office:value="0.00838888038396288" calcext:value-type="float">
            <text:p>0.00838888038396288</text:p>
          </table:table-cell>
          <table:table-cell table:number-columns-repeated="16380"/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0.00936790910175233" calcext:value-type="float">
            <text:p>0.00936790910175233</text:p>
          </table:table-cell>
          <table:table-cell office:value-type="float" office:value="135.5" calcext:value-type="float">
            <text:p>135.5</text:p>
          </table:table-cell>
          <table:table-cell office:value-type="float" office:value="0.0073727052946072" calcext:value-type="float">
            <text:p>0.0073727052946072</text:p>
          </table:table-cell>
          <table:table-cell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812699803659966" calcext:value-type="float">
            <text:p>0.00812699803659966</text:p>
          </table:table-cell>
          <table:table-cell office:value-type="float" office:value="136" calcext:value-type="float">
            <text:p>136</text:p>
          </table:table-cell>
          <table:table-cell office:value-type="float" office:value="0.00645130978493295" calcext:value-type="float">
            <text:p>0.00645130978493295</text:p>
          </table:table-cell>
          <table:table-cell table:number-columns-repeated="16380"/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0.00701304141680581" calcext:value-type="float">
            <text:p>0.00701304141680581</text:p>
          </table:table-cell>
          <table:table-cell office:value-type="float" office:value="136.5" calcext:value-type="float">
            <text:p>136.5</text:p>
          </table:table-cell>
          <table:table-cell office:value-type="float" office:value="0.00562039797811601" calcext:value-type="float">
            <text:p>0.00562039797811601</text:p>
          </table:table-cell>
          <table:table-cell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601965240978239" calcext:value-type="float">
            <text:p>0.00601965240978239</text:p>
          </table:table-cell>
          <table:table-cell office:value-type="float" office:value="137" calcext:value-type="float">
            <text:p>137</text:p>
          </table:table-cell>
          <table:table-cell office:value-type="float" office:value="0.00487510967910097" calcext:value-type="float">
            <text:p>0.00487510967910097</text:p>
          </table:table-cell>
          <table:table-cell table:number-columns-repeated="16380"/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.00513955109298402" calcext:value-type="float">
            <text:p>0.00513955109298402</text:p>
          </table:table-cell>
          <table:table-cell office:value-type="float" office:value="137.5" calcext:value-type="float">
            <text:p>137.5</text:p>
          </table:table-cell>
          <table:table-cell office:value-type="float" office:value="0.00421017223176747" calcext:value-type="float">
            <text:p>0.00421017223176747</text:p>
          </table:table-cell>
          <table:table-cell table:number-columns-repeated="1638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43648339135694" calcext:value-type="float">
            <text:p>0.0043648339135694</text:p>
          </table:table-cell>
          <table:table-cell office:value-type="float" office:value="138" calcext:value-type="float">
            <text:p>138</text:p>
          </table:table-cell>
          <table:table-cell office:value-type="float" office:value="0.00362004095618274" calcext:value-type="float">
            <text:p>0.00362004095618274</text:p>
          </table:table-cell>
          <table:table-cell table:number-columns-repeated="16380"/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0.00368721974121475" calcext:value-type="float">
            <text:p>0.00368721974121475</text:p>
          </table:table-cell>
          <table:table-cell office:value-type="float" office:value="138.5" calcext:value-type="float">
            <text:p>138.5</text:p>
          </table:table-cell>
          <table:table-cell office:value-type="float" office:value="0.00309902625337979" calcext:value-type="float">
            <text:p>0.00309902625337979</text:p>
          </table:table-cell>
          <table:table-cell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309826870086718" calcext:value-type="float">
            <text:p>0.00309826870086718</text:p>
          </table:table-cell>
          <table:table-cell office:value-type="float" office:value="139" calcext:value-type="float">
            <text:p>139</text:p>
          </table:table-cell>
          <table:table-cell office:value-type="float" office:value="0.00264140610027696" calcext:value-type="float">
            <text:p>0.00264140610027696</text:p>
          </table:table-cell>
          <table:table-cell table:number-columns-repeated="16380"/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0.00258957146752622" calcext:value-type="float">
            <text:p>0.00258957146752622</text:p>
          </table:table-cell>
          <table:table-cell office:value-type="float" office:value="139.5" calcext:value-type="float">
            <text:p>139.5</text:p>
          </table:table-cell>
          <table:table-cell office:value-type="float" office:value="0.00224152324750681" calcext:value-type="float">
            <text:p>0.00224152324750681</text:p>
          </table:table-cell>
          <table:table-cell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215290806616891" calcext:value-type="float">
            <text:p>0.00215290806616891</text:p>
          </table:table-cell>
          <table:table-cell office:value-type="float" office:value="140" calcext:value-type="float">
            <text:p>140</text:p>
          </table:table-cell>
          <table:table-cell office:value-type="float" office:value="0.00189386696279122" calcext:value-type="float">
            <text:p>0.00189386696279122</text:p>
          </table:table-cell>
          <table:table-cell table:number-columns-repeated="16380"/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0.00178037640757369" calcext:value-type="float">
            <text:p>0.00178037640757369</text:p>
          </table:table-cell>
          <table:table-cell office:value-type="float" office:value="140.5" calcext:value-type="float">
            <text:p>140.5</text:p>
          </table:table-cell>
          <table:table-cell office:value-type="float" office:value="0.0015931396213873" calcext:value-type="float">
            <text:p>0.0015931396213873</text:p>
          </table:table-cell>
          <table:table-cell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01464491780403" calcext:value-type="float">
            <text:p>0.001464491780403</text:p>
          </table:table-cell>
          <table:table-cell office:value-type="float" office:value="141" calcext:value-type="float">
            <text:p>141</text:p>
          </table:table-cell>
          <table:table-cell office:value-type="float" office:value="0.00133430882673278" calcext:value-type="float">
            <text:p>0.00133430882673278</text:p>
          </table:table-cell>
          <table:table-cell table:number-columns-repeated="16380"/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0.00119825930033105" calcext:value-type="float">
            <text:p>0.00119825930033105</text:p>
          </table:table-cell>
          <table:table-cell office:value-type="float" office:value="141.5" calcext:value-type="float">
            <text:p>141.5</text:p>
          </table:table-cell>
          <table:table-cell office:value-type="float" office:value="0.00111264604646651" calcext:value-type="float">
            <text:p>0.00111264604646651</text:p>
          </table:table-cell>
          <table:table-cell table:number-columns-repeated="1638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00975221889034634" calcext:value-type="float">
            <text:p>0.000975221889034634</text:p>
          </table:table-cell>
          <table:table-cell office:value-type="float" office:value="142" calcext:value-type="float">
            <text:p>142</text:p>
          </table:table-cell>
          <table:table-cell office:value-type="float" office:value="0.000923752972751928" calcext:value-type="float">
            <text:p>0.000923752972751928</text:p>
          </table:table-cell>
          <table:table-cell table:number-columns-repeated="16380"/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0.000789486730187207" calcext:value-type="float">
            <text:p>0.000789486730187207</text:p>
          </table:table-cell>
          <table:table-cell office:value-type="float" office:value="142.5" calcext:value-type="float">
            <text:p>142.5</text:p>
          </table:table-cell>
          <table:table-cell office:value-type="float" office:value="0.000763576965485551" calcext:value-type="float">
            <text:p>0.000763576965485551</text:p>
          </table:table-cell>
          <table:table-cell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00635733344553086" calcext:value-type="float">
            <text:p>0.000635733344553086</text:p>
          </table:table-cell>
          <table:table-cell office:value-type="float" office:value="143" calcext:value-type="float">
            <text:p>143</text:p>
          </table:table-cell>
          <table:table-cell office:value-type="float" office:value="0.000628417019020972" calcext:value-type="float">
            <text:p>0.000628417019020972</text:p>
          </table:table-cell>
          <table:table-cell table:number-columns-repeated="16380"/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0.000509206465566504" calcext:value-type="float">
            <text:p>0.000509206465566504</text:p>
          </table:table-cell>
          <table:table-cell office:value-type="float" office:value="143.5" calcext:value-type="float">
            <text:p>143.5</text:p>
          </table:table-cell>
          <table:table-cell office:value-type="float" office:value="0.0005149217156154" calcext:value-type="float">
            <text:p>0.0005149217156154</text:p>
          </table:table-cell>
          <table:table-cell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00405696807244213" calcext:value-type="float">
            <text:p>0.000405696807244213</text:p>
          </table:table-cell>
          <table:table-cell office:value-type="float" office:value="144" calcext:value-type="float">
            <text:p>144</text:p>
          </table:table-cell>
          <table:table-cell office:value-type="float" office:value="0.000420080601060658" calcext:value-type="float">
            <text:p>0.000420080601060658</text:p>
          </table:table-cell>
          <table:table-cell table:number-columns-repeated="16380"/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0.000321512625931096" calcext:value-type="float">
            <text:p>0.000321512625931096</text:p>
          </table:table-cell>
          <table:table-cell office:value-type="float" office:value="144.5" calcext:value-type="float">
            <text:p>144.5</text:p>
          </table:table-cell>
          <table:table-cell office:value-type="float" office:value="0.00034121034949363" calcext:value-type="float">
            <text:p>0.00034121034949363</text:p>
          </table:table-cell>
          <table:table-cell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00253444713705964" calcext:value-type="float">
            <text:p>0.000253444713705964</text:p>
          </table:table-cell>
          <table:table-cell office:value-type="float" office:value="145" calcext:value-type="float">
            <text:p>145</text:p>
          </table:table-cell>
          <table:table-cell office:value-type="float" office:value="0.000275936984743372" calcext:value-type="float">
            <text:p>0.000275936984743372</text:p>
          </table:table-cell>
          <table:table-cell table:number-columns-repeated="16380"/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0.000198727149914647" calcext:value-type="float">
            <text:p>0.000198727149914647</text:p>
          </table:table-cell>
          <table:table-cell office:value-type="float" office:value="145.5" calcext:value-type="float">
            <text:p>145.5</text:p>
          </table:table-cell>
          <table:table-cell office:value-type="float" office:value="0.000222175303862056" calcext:value-type="float">
            <text:p>0.000222175303862056</text:p>
          </table:table-cell>
          <table:table-cell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00154995801059265" calcext:value-type="float">
            <text:p>0.000154995801059265</text:p>
          </table:table-cell>
          <table:table-cell office:value-type="float" office:value="146" calcext:value-type="float">
            <text:p>146</text:p>
          </table:table-cell>
          <table:table-cell office:value-type="float" office:value="0.000178106513034405" calcext:value-type="float">
            <text:p>0.000178106513034405</text:p>
          </table:table-cell>
          <table:table-cell table:number-columns-repeated="16380"/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0.000120246217521204" calcext:value-type="float">
            <text:p>0.000120246217521204</text:p>
          </table:table-cell>
          <table:table-cell office:value-type="float" office:value="146.5" calcext:value-type="float">
            <text:p>146.5</text:p>
          </table:table-cell>
          <table:table-cell office:value-type="float" office:value="0.000142154944207125" calcext:value-type="float">
            <text:p>0.000142154944207125</text:p>
          </table:table-cell>
          <table:table-cell table:number-columns-repeated="1638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00092792243952748" calcext:value-type="float">
            <text:p>9.2792243952748E-05</text:p>
          </table:table-cell>
          <table:table-cell office:value-type="float" office:value="147" calcext:value-type="float">
            <text:p>147</text:p>
          </table:table-cell>
          <table:table-cell office:value-type="float" office:value="0.000112964578744756" calcext:value-type="float">
            <text:p>0.000112964578744756</text:p>
          </table:table-cell>
          <table:table-cell table:number-columns-repeated="16380"/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0.0000712263504916378" calcext:value-type="float">
            <text:p>7.12263504916378E-05</text:p>
          </table:table-cell>
          <table:table-cell office:value-type="float" office:value="147.5" calcext:value-type="float">
            <text:p>147.5</text:p>
          </table:table-cell>
          <table:table-cell office:value-type="float" office:value="0.000089375967241751" calcext:value-type="float">
            <text:p>8.9375967241751E-05</text:p>
          </table:table-cell>
          <table:table-cell table:number-columns-repeated="1638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000543824125094965" calcext:value-type="float">
            <text:p>5.43824125094965E-05</text:p>
          </table:table-cell>
          <table:table-cell office:value-type="float" office:value="148" calcext:value-type="float">
            <text:p>148</text:p>
          </table:table-cell>
          <table:table-cell office:value-type="float" office:value="0.0000704040061738188" calcext:value-type="float">
            <text:p>7.04040061738188E-05</text:p>
          </table:table-cell>
          <table:table-cell table:number-columns-repeated="16380"/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0.0000413014224482997" calcext:value-type="float">
            <text:p>4.13014224482997E-05</text:p>
          </table:table-cell>
          <table:table-cell office:value-type="float" office:value="148.5" calcext:value-type="float">
            <text:p>148.5</text:p>
          </table:table-cell>
          <table:table-cell office:value-type="float" office:value="0.0000552169151204377" calcext:value-type="float">
            <text:p>5.52169151204377E-05</text:p>
          </table:table-cell>
          <table:table-cell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00312004107063868" calcext:value-type="float">
            <text:p>3.12004107063868E-05</text:p>
          </table:table-cell>
          <table:table-cell office:value-type="float" office:value="149" calcext:value-type="float">
            <text:p>149</text:p>
          </table:table-cell>
          <table:table-cell office:value-type="float" office:value="0.0000431166545964829" calcext:value-type="float">
            <text:p>4.31166545964829E-05</text:p>
          </table:table-cell>
          <table:table-cell table:number-columns-repeated="16380"/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0.000023444683520687" calcext:value-type="float">
            <text:p>2.3444683520687E-05</text:p>
          </table:table-cell>
          <table:table-cell office:value-type="float" office:value="149.5" calcext:value-type="float">
            <text:p>149.5</text:p>
          </table:table-cell>
          <table:table-cell office:value-type="float" office:value="0.0000335209349804985" calcext:value-type="float">
            <text:p>3.35209349804985E-05</text:p>
          </table:table-cell>
          <table:table-cell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0175233526235737" calcext:value-type="float">
            <text:p>1.75233526235737E-05</text:p>
          </table:table-cell>
          <table:table-cell office:value-type="float" office:value="150" calcext:value-type="float">
            <text:p>150</text:p>
          </table:table-cell>
          <table:table-cell office:value-type="float" office:value="0.0000259468917737268" calcext:value-type="float">
            <text:p>2.59468917737268E-05</text:p>
          </table:table-cell>
          <table:table-cell table:number-columns-repeated="16380"/>
        </table:table-row>
      </table:table>
      <table:table table:name="Blutdruck" table:style-name="ta2">
        <office:forms form:automatic-focus="false" form:apply-design-mode="false"/>
        <table:table-column table:style-name="co2" table:default-cell-style-name="ce2"/>
        <table:table-column table:style-name="co3" table:number-columns-repeated="2" table:default-cell-style-name="ce2"/>
        <table:table-column table:style-name="co1" table:number-columns-repeated="1020" table:default-cell-style-name="Default"/>
        <table:table-column table:style-name="co4" table:default-cell-style-name="ce1"/>
        <table:table-column table:style-name="co1" table:number-columns-repeated="15360" table:default-cell-style-name="Default"/>
        <table:table-row table:style-name="ro2">
          <table:table-cell table:style-name="ce3" office:value-type="string" calcext:value-type="string">
            <text:p>Person</text:p>
          </table:table-cell>
          <table:table-cell table:style-name="ce3" office:value-type="string" calcext:value-type="string">
            <text:p>Dias. Blutdruck</text:p>
          </table:table-cell>
          <table:table-cell table:style-name="ce3" office:value-type="string" calcext:value-type="string">
            <text:p>Sys. Blutdruck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</text:p>
          </table:table-cell>
          <table:table-cell table:style-name="ce1" office:value-type="float" office:value="91.5468747566052" calcext:value-type="float">
            <text:p>91.5468747566052</text:p>
          </table:table-cell>
          <table:table-cell office:value-type="float" office:value="119.784782185222" calcext:value-type="float">
            <text:p>119.78478218522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</text:p>
          </table:table-cell>
          <table:table-cell table:style-name="ce1" office:value-type="float" office:value="85.2225677378782" calcext:value-type="float">
            <text:p>85.2225677378782</text:p>
          </table:table-cell>
          <table:table-cell office:value-type="float" office:value="114.485810511419" calcext:value-type="float">
            <text:p>114.4858105114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</text:p>
          </table:table-cell>
          <table:table-cell table:style-name="ce1" office:value-type="float" office:value="89.9222810249506" calcext:value-type="float">
            <text:p>89.9222810249506</text:p>
          </table:table-cell>
          <table:table-cell office:value-type="float" office:value="127.16910750406" calcext:value-type="float">
            <text:p>127.1691075040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</text:p>
          </table:table-cell>
          <table:table-cell table:style-name="ce1" office:value-type="float" office:value="79.9726271636352" calcext:value-type="float">
            <text:p>79.9726271636352</text:p>
          </table:table-cell>
          <table:table-cell office:value-type="float" office:value="114.685261360989" calcext:value-type="float">
            <text:p>114.68526136098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</text:p>
          </table:table-cell>
          <table:table-cell table:style-name="ce1" office:value-type="float" office:value="72.6203187259995" calcext:value-type="float">
            <text:p>72.6203187259995</text:p>
          </table:table-cell>
          <table:table-cell office:value-type="float" office:value="128.171092652234" calcext:value-type="float">
            <text:p>128.17109265223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</text:p>
          </table:table-cell>
          <table:table-cell table:style-name="ce1" office:value-type="float" office:value="87.2113669758994" calcext:value-type="float">
            <text:p>87.2113669758994</text:p>
          </table:table-cell>
          <table:table-cell office:value-type="float" office:value="112.753575841802" calcext:value-type="float">
            <text:p>112.7535758418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</text:p>
          </table:table-cell>
          <table:table-cell table:style-name="ce1" office:value-type="float" office:value="79.5900691840616" calcext:value-type="float">
            <text:p>79.5900691840616</text:p>
          </table:table-cell>
          <table:table-cell office:value-type="float" office:value="125.801858546078" calcext:value-type="float">
            <text:p>125.80185854607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</text:p>
          </table:table-cell>
          <table:table-cell table:style-name="ce1" office:value-type="float" office:value="87.2657740444586" calcext:value-type="float">
            <text:p>87.2657740444586</text:p>
          </table:table-cell>
          <table:table-cell office:value-type="float" office:value="112.535994642955" calcext:value-type="float">
            <text:p>112.53599464295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</text:p>
          </table:table-cell>
          <table:table-cell table:style-name="ce1" office:value-type="float" office:value="84.4191752726947" calcext:value-type="float">
            <text:p>84.4191752726947</text:p>
          </table:table-cell>
          <table:table-cell office:value-type="float" office:value="119.947141995551" calcext:value-type="float">
            <text:p>119.94714199555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0</text:p>
          </table:table-cell>
          <table:table-cell table:style-name="ce1" office:value-type="float" office:value="88.3281641279282" calcext:value-type="float">
            <text:p>88.3281641279282</text:p>
          </table:table-cell>
          <table:table-cell office:value-type="float" office:value="114.713649887036" calcext:value-type="float">
            <text:p>114.7136498870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1</text:p>
          </table:table-cell>
          <table:table-cell table:style-name="ce1" office:value-type="float" office:value="76.8971694018096" calcext:value-type="float">
            <text:p>76.8971694018096</text:p>
          </table:table-cell>
          <table:table-cell office:value-type="float" office:value="129.662144308961" calcext:value-type="float">
            <text:p>129.6621443089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2</text:p>
          </table:table-cell>
          <table:table-cell table:style-name="ce1" office:value-type="float" office:value="81.6986149462064" calcext:value-type="float">
            <text:p>81.6986149462064</text:p>
          </table:table-cell>
          <table:table-cell office:value-type="float" office:value="126.309483031813" calcext:value-type="float">
            <text:p>126.30948303181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3</text:p>
          </table:table-cell>
          <table:table-cell table:style-name="ce1" office:value-type="float" office:value="78.0558965373047" calcext:value-type="float">
            <text:p>78.0558965373047</text:p>
          </table:table-cell>
          <table:table-cell office:value-type="float" office:value="111.694522298019" calcext:value-type="float">
            <text:p>111.6945222980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4</text:p>
          </table:table-cell>
          <table:table-cell table:style-name="ce1" office:value-type="float" office:value="87.7770723543918" calcext:value-type="float">
            <text:p>87.7770723543918</text:p>
          </table:table-cell>
          <table:table-cell office:value-type="float" office:value="126.836925084384" calcext:value-type="float">
            <text:p>126.8369250843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5</text:p>
          </table:table-cell>
          <table:table-cell table:style-name="ce1" office:value-type="float" office:value="85.4782614187198" calcext:value-type="float">
            <text:p>85.4782614187198</text:p>
          </table:table-cell>
          <table:table-cell office:value-type="float" office:value="133.688000769785" calcext:value-type="float">
            <text:p>133.68800076978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6</text:p>
          </table:table-cell>
          <table:table-cell table:style-name="ce1" office:value-type="float" office:value="77.7773331809332" calcext:value-type="float">
            <text:p>77.7773331809332</text:p>
          </table:table-cell>
          <table:table-cell office:value-type="float" office:value="122.858865448902" calcext:value-type="float">
            <text:p>122.8588654489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7</text:p>
          </table:table-cell>
          <table:table-cell table:style-name="ce1" office:value-type="float" office:value="80.3774492699239" calcext:value-type="float">
            <text:p>80.3774492699239</text:p>
          </table:table-cell>
          <table:table-cell office:value-type="float" office:value="114.854235236014" calcext:value-type="float">
            <text:p>114.8542352360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8</text:p>
          </table:table-cell>
          <table:table-cell table:style-name="ce1" office:value-type="float" office:value="84.8356228561871" calcext:value-type="float">
            <text:p>84.8356228561871</text:p>
          </table:table-cell>
          <table:table-cell office:value-type="float" office:value="125.496594949914" calcext:value-type="float">
            <text:p>125.4965949499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9</text:p>
          </table:table-cell>
          <table:table-cell table:style-name="ce1" office:value-type="float" office:value="82.9315897137702" calcext:value-type="float">
            <text:p>82.9315897137702</text:p>
          </table:table-cell>
          <table:table-cell office:value-type="float" office:value="109.77608797811" calcext:value-type="float">
            <text:p>109.7760879781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0</text:p>
          </table:table-cell>
          <table:table-cell table:style-name="ce1" office:value-type="float" office:value="90.0626554097806" calcext:value-type="float">
            <text:p>90.0626554097806</text:p>
          </table:table-cell>
          <table:table-cell office:value-type="float" office:value="122.498325805767" calcext:value-type="float">
            <text:p>122.49832580576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1</text:p>
          </table:table-cell>
          <table:table-cell table:style-name="ce1" office:value-type="float" office:value="85.1689160705236" calcext:value-type="float">
            <text:p>85.1689160705236</text:p>
          </table:table-cell>
          <table:table-cell office:value-type="float" office:value="123.028390561842" calcext:value-type="float">
            <text:p>123.0283905618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2</text:p>
          </table:table-cell>
          <table:table-cell table:style-name="ce1" office:value-type="float" office:value="96.7038448104069" calcext:value-type="float">
            <text:p>96.7038448104069</text:p>
          </table:table-cell>
          <table:table-cell office:value-type="float" office:value="115.329614270736" calcext:value-type="float">
            <text:p>115.3296142707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3</text:p>
          </table:table-cell>
          <table:table-cell table:style-name="ce1" office:value-type="float" office:value="84.0685433854809" calcext:value-type="float">
            <text:p>84.0685433854809</text:p>
          </table:table-cell>
          <table:table-cell office:value-type="float" office:value="126.451901386788" calcext:value-type="float">
            <text:p>126.4519013867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4</text:p>
          </table:table-cell>
          <table:table-cell table:style-name="ce1" office:value-type="float" office:value="82.7687501455657" calcext:value-type="float">
            <text:p>82.7687501455657</text:p>
          </table:table-cell>
          <table:table-cell office:value-type="float" office:value="109.631678328026" calcext:value-type="float">
            <text:p>109.6316783280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5</text:p>
          </table:table-cell>
          <table:table-cell table:style-name="ce1" office:value-type="float" office:value="74.6217701821299" calcext:value-type="float">
            <text:p>74.6217701821299</text:p>
          </table:table-cell>
          <table:table-cell office:value-type="float" office:value="108.740264321356" calcext:value-type="float">
            <text:p>108.7402643213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6</text:p>
          </table:table-cell>
          <table:table-cell table:style-name="ce1" office:value-type="float" office:value="78.9810377155859" calcext:value-type="float">
            <text:p>78.9810377155859</text:p>
          </table:table-cell>
          <table:table-cell office:value-type="float" office:value="110.286313135064" calcext:value-type="float">
            <text:p>110.28631313506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7</text:p>
          </table:table-cell>
          <table:table-cell table:style-name="ce1" office:value-type="float" office:value="86.4530830590873" calcext:value-type="float">
            <text:p>86.4530830590873</text:p>
          </table:table-cell>
          <table:table-cell office:value-type="float" office:value="116.022270280157" calcext:value-type="float">
            <text:p>116.0222702801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8</text:p>
          </table:table-cell>
          <table:table-cell table:style-name="ce1" office:value-type="float" office:value="82.3797869721428" calcext:value-type="float">
            <text:p>82.3797869721428</text:p>
          </table:table-cell>
          <table:table-cell office:value-type="float" office:value="118.158504512606" calcext:value-type="float">
            <text:p>118.15850451260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29</text:p>
          </table:table-cell>
          <table:table-cell table:style-name="ce1" office:value-type="float" office:value="72.7484519454332" calcext:value-type="float">
            <text:p>72.7484519454332</text:p>
          </table:table-cell>
          <table:table-cell office:value-type="float" office:value="114.063535584048" calcext:value-type="float">
            <text:p>114.06353558404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0</text:p>
          </table:table-cell>
          <table:table-cell table:style-name="ce1" office:value-type="float" office:value="79.388889919399" calcext:value-type="float">
            <text:p>79.388889919399</text:p>
          </table:table-cell>
          <table:table-cell office:value-type="float" office:value="115.668153344902" calcext:value-type="float">
            <text:p>115.6681533449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1</text:p>
          </table:table-cell>
          <table:table-cell table:style-name="ce1" office:value-type="float" office:value="72.965847006748" calcext:value-type="float">
            <text:p>72.965847006748</text:p>
          </table:table-cell>
          <table:table-cell office:value-type="float" office:value="113.92008856895" calcext:value-type="float">
            <text:p>113.920088568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2</text:p>
          </table:table-cell>
          <table:table-cell table:style-name="ce1" office:value-type="float" office:value="80.595929752109" calcext:value-type="float">
            <text:p>80.595929752109</text:p>
          </table:table-cell>
          <table:table-cell office:value-type="float" office:value="124.818997786469" calcext:value-type="float">
            <text:p>124.81899778646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3</text:p>
          </table:table-cell>
          <table:table-cell table:style-name="ce1" office:value-type="float" office:value="78.5441244879561" calcext:value-type="float">
            <text:p>78.5441244879561</text:p>
          </table:table-cell>
          <table:table-cell office:value-type="float" office:value="117.33482077773" calcext:value-type="float">
            <text:p>117.334820777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4</text:p>
          </table:table-cell>
          <table:table-cell table:style-name="ce1" office:value-type="float" office:value="69.0005542800615" calcext:value-type="float">
            <text:p>69.0005542800615</text:p>
          </table:table-cell>
          <table:table-cell office:value-type="float" office:value="105.933746874244" calcext:value-type="float">
            <text:p>105.9337468742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5</text:p>
          </table:table-cell>
          <table:table-cell table:style-name="ce1" office:value-type="float" office:value="74.9189403910947" calcext:value-type="float">
            <text:p>74.9189403910947</text:p>
          </table:table-cell>
          <table:table-cell office:value-type="float" office:value="126.614395948956" calcext:value-type="float">
            <text:p>126.61439594895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6</text:p>
          </table:table-cell>
          <table:table-cell table:style-name="ce1" office:value-type="float" office:value="86.4366287509081" calcext:value-type="float">
            <text:p>86.4366287509081</text:p>
          </table:table-cell>
          <table:table-cell office:value-type="float" office:value="118.239474578957" calcext:value-type="float">
            <text:p>118.23947457895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7</text:p>
          </table:table-cell>
          <table:table-cell table:style-name="ce1" office:value-type="float" office:value="84.8566042910914" calcext:value-type="float">
            <text:p>84.8566042910914</text:p>
          </table:table-cell>
          <table:table-cell office:value-type="float" office:value="119.379276193794" calcext:value-type="float">
            <text:p>119.37927619379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8</text:p>
          </table:table-cell>
          <table:table-cell table:style-name="ce1" office:value-type="float" office:value="95.160414906234" calcext:value-type="float">
            <text:p>95.160414906234</text:p>
          </table:table-cell>
          <table:table-cell office:value-type="float" office:value="124.590134972537" calcext:value-type="float">
            <text:p>124.5901349725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39</text:p>
          </table:table-cell>
          <table:table-cell table:style-name="ce1" office:value-type="float" office:value="81.4425359464952" calcext:value-type="float">
            <text:p>81.4425359464952</text:p>
          </table:table-cell>
          <table:table-cell office:value-type="float" office:value="118.785892929095" calcext:value-type="float">
            <text:p>118.7858929290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0</text:p>
          </table:table-cell>
          <table:table-cell table:style-name="ce1" office:value-type="float" office:value="78.13701997934" calcext:value-type="float">
            <text:p>78.13701997934</text:p>
          </table:table-cell>
          <table:table-cell office:value-type="float" office:value="122.788466623728" calcext:value-type="float">
            <text:p>122.7884666237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1</text:p>
          </table:table-cell>
          <table:table-cell table:style-name="ce1" office:value-type="float" office:value="93.3804706595774" calcext:value-type="float">
            <text:p>93.3804706595774</text:p>
          </table:table-cell>
          <table:table-cell office:value-type="float" office:value="123.070365849816" calcext:value-type="float">
            <text:p>123.07036584981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2</text:p>
          </table:table-cell>
          <table:table-cell table:style-name="ce1" office:value-type="float" office:value="81.822001098356" calcext:value-type="float">
            <text:p>81.822001098356</text:p>
          </table:table-cell>
          <table:table-cell office:value-type="float" office:value="127.01798832276" calcext:value-type="float">
            <text:p>127.0179883227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3</text:p>
          </table:table-cell>
          <table:table-cell table:style-name="ce1" office:value-type="float" office:value="83.9230614607642" calcext:value-type="float">
            <text:p>83.9230614607642</text:p>
          </table:table-cell>
          <table:table-cell office:value-type="float" office:value="118.276361869471" calcext:value-type="float">
            <text:p>118.27636186947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4</text:p>
          </table:table-cell>
          <table:table-cell table:style-name="ce1" office:value-type="float" office:value="91.2336467061089" calcext:value-type="float">
            <text:p>91.2336467061089</text:p>
          </table:table-cell>
          <table:table-cell office:value-type="float" office:value="118.948525913679" calcext:value-type="float">
            <text:p>118.94852591367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5</text:p>
          </table:table-cell>
          <table:table-cell table:style-name="ce1" office:value-type="float" office:value="84.1862164076625" calcext:value-type="float">
            <text:p>84.1862164076625</text:p>
          </table:table-cell>
          <table:table-cell office:value-type="float" office:value="122.049694291643" calcext:value-type="float">
            <text:p>122.04969429164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6</text:p>
          </table:table-cell>
          <table:table-cell table:style-name="ce1" office:value-type="float" office:value="87.2071180407366" calcext:value-type="float">
            <text:p>87.2071180407366</text:p>
          </table:table-cell>
          <table:table-cell office:value-type="float" office:value="120.344898228044" calcext:value-type="float">
            <text:p>120.3448982280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7</text:p>
          </table:table-cell>
          <table:table-cell table:style-name="ce1" office:value-type="float" office:value="89.3457185522353" calcext:value-type="float">
            <text:p>89.3457185522353</text:p>
          </table:table-cell>
          <table:table-cell office:value-type="float" office:value="115.264520945084" calcext:value-type="float">
            <text:p>115.26452094508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8</text:p>
          </table:table-cell>
          <table:table-cell table:style-name="ce1" office:value-type="float" office:value="74.9443810464367" calcext:value-type="float">
            <text:p>74.9443810464367</text:p>
          </table:table-cell>
          <table:table-cell office:value-type="float" office:value="123.481755375098" calcext:value-type="float">
            <text:p>123.48175537509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49</text:p>
          </table:table-cell>
          <table:table-cell table:style-name="ce1" office:value-type="float" office:value="80.2110685262774" calcext:value-type="float">
            <text:p>80.2110685262774</text:p>
          </table:table-cell>
          <table:table-cell office:value-type="float" office:value="111.639837813626" calcext:value-type="float">
            <text:p>111.6398378136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0</text:p>
          </table:table-cell>
          <table:table-cell table:style-name="ce1" office:value-type="float" office:value="86.9390620231233" calcext:value-type="float">
            <text:p>86.9390620231233</text:p>
          </table:table-cell>
          <table:table-cell office:value-type="float" office:value="123.361157307473" calcext:value-type="float">
            <text:p>123.3611573074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1</text:p>
          </table:table-cell>
          <table:table-cell table:style-name="ce1" office:value-type="float" office:value="82.0421966167263" calcext:value-type="float">
            <text:p>82.0421966167263</text:p>
          </table:table-cell>
          <table:table-cell office:value-type="float" office:value="141.019608572026" calcext:value-type="float">
            <text:p>141.0196085720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2</text:p>
          </table:table-cell>
          <table:table-cell table:style-name="ce1" office:value-type="float" office:value="84.7374027329682" calcext:value-type="float">
            <text:p>84.7374027329682</text:p>
          </table:table-cell>
          <table:table-cell office:value-type="float" office:value="117.248808761466" calcext:value-type="float">
            <text:p>117.24880876146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3</text:p>
          </table:table-cell>
          <table:table-cell table:style-name="ce1" office:value-type="float" office:value="84.0240782561729" calcext:value-type="float">
            <text:p>84.0240782561729</text:p>
          </table:table-cell>
          <table:table-cell office:value-type="float" office:value="128.914540138641" calcext:value-type="float">
            <text:p>128.91454013864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4</text:p>
          </table:table-cell>
          <table:table-cell table:style-name="ce1" office:value-type="float" office:value="87.2583251171269" calcext:value-type="float">
            <text:p>87.2583251171269</text:p>
          </table:table-cell>
          <table:table-cell office:value-type="float" office:value="111.36946691261" calcext:value-type="float">
            <text:p>111.369466912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5</text:p>
          </table:table-cell>
          <table:table-cell table:style-name="ce1" office:value-type="float" office:value="85.2359123595029" calcext:value-type="float">
            <text:p>85.2359123595029</text:p>
          </table:table-cell>
          <table:table-cell office:value-type="float" office:value="123.092284392405" calcext:value-type="float">
            <text:p>123.09228439240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6</text:p>
          </table:table-cell>
          <table:table-cell table:style-name="ce1" office:value-type="float" office:value="75.4050887265278" calcext:value-type="float">
            <text:p>75.4050887265278</text:p>
          </table:table-cell>
          <table:table-cell office:value-type="float" office:value="122.448379836196" calcext:value-type="float">
            <text:p>122.44837983619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7</text:p>
          </table:table-cell>
          <table:table-cell table:style-name="ce1" office:value-type="float" office:value="83.3676421525696" calcext:value-type="float">
            <text:p>83.3676421525696</text:p>
          </table:table-cell>
          <table:table-cell office:value-type="float" office:value="135.077446421073" calcext:value-type="float">
            <text:p>135.0774464210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8</text:p>
          </table:table-cell>
          <table:table-cell table:style-name="ce1" office:value-type="float" office:value="69.1910443094088" calcext:value-type="float">
            <text:p>69.1910443094088</text:p>
          </table:table-cell>
          <table:table-cell office:value-type="float" office:value="106.587003569881" calcext:value-type="float">
            <text:p>106.58700356988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59</text:p>
          </table:table-cell>
          <table:table-cell table:style-name="ce1" office:value-type="float" office:value="84.0973678186693" calcext:value-type="float">
            <text:p>84.0973678186693</text:p>
          </table:table-cell>
          <table:table-cell office:value-type="float" office:value="121.358245006877" calcext:value-type="float">
            <text:p>121.35824500687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0</text:p>
          </table:table-cell>
          <table:table-cell table:style-name="ce1" office:value-type="float" office:value="77.6572018860525" calcext:value-type="float">
            <text:p>77.6572018860525</text:p>
          </table:table-cell>
          <table:table-cell office:value-type="float" office:value="115.266499170026" calcext:value-type="float">
            <text:p>115.26649917002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1</text:p>
          </table:table-cell>
          <table:table-cell table:style-name="ce1" office:value-type="float" office:value="85.231334898628" calcext:value-type="float">
            <text:p>85.231334898628</text:p>
          </table:table-cell>
          <table:table-cell office:value-type="float" office:value="120.894697831482" calcext:value-type="float">
            <text:p>120.89469783148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2</text:p>
          </table:table-cell>
          <table:table-cell table:style-name="ce1" office:value-type="float" office:value="80.1394469615599" calcext:value-type="float">
            <text:p>80.1394469615599</text:p>
          </table:table-cell>
          <table:table-cell office:value-type="float" office:value="122.191247584118" calcext:value-type="float">
            <text:p>122.1912475841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3</text:p>
          </table:table-cell>
          <table:table-cell table:style-name="ce1" office:value-type="float" office:value="92.7198536005941" calcext:value-type="float">
            <text:p>92.7198536005941</text:p>
          </table:table-cell>
          <table:table-cell office:value-type="float" office:value="109.526694320718" calcext:value-type="float">
            <text:p>109.52669432071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4</text:p>
          </table:table-cell>
          <table:table-cell table:style-name="ce1" office:value-type="float" office:value="89.4612427592088" calcext:value-type="float">
            <text:p>89.4612427592088</text:p>
          </table:table-cell>
          <table:table-cell office:value-type="float" office:value="114.324099881635" calcext:value-type="float">
            <text:p>114.32409988163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5</text:p>
          </table:table-cell>
          <table:table-cell table:style-name="ce1" office:value-type="float" office:value="79.6363739692842" calcext:value-type="float">
            <text:p>79.6363739692842</text:p>
          </table:table-cell>
          <table:table-cell office:value-type="float" office:value="121.722903472536" calcext:value-type="float">
            <text:p>121.72290347253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6</text:p>
          </table:table-cell>
          <table:table-cell table:style-name="ce1" office:value-type="float" office:value="90.519824343733" calcext:value-type="float">
            <text:p>90.519824343733</text:p>
          </table:table-cell>
          <table:table-cell office:value-type="float" office:value="123.985213871615" calcext:value-type="float">
            <text:p>123.9852138716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7</text:p>
          </table:table-cell>
          <table:table-cell table:style-name="ce1" office:value-type="float" office:value="86.7685725544272" calcext:value-type="float">
            <text:p>86.7685725544272</text:p>
          </table:table-cell>
          <table:table-cell office:value-type="float" office:value="120.886416046558" calcext:value-type="float">
            <text:p>120.8864160465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8</text:p>
          </table:table-cell>
          <table:table-cell table:style-name="ce1" office:value-type="float" office:value="60.8330776968914" calcext:value-type="float">
            <text:p>60.8330776968914</text:p>
          </table:table-cell>
          <table:table-cell office:value-type="float" office:value="140.759613833944" calcext:value-type="float">
            <text:p>140.75961383394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69</text:p>
          </table:table-cell>
          <table:table-cell table:style-name="ce1" office:value-type="float" office:value="95.6288495805014" calcext:value-type="float">
            <text:p>95.6288495805014</text:p>
          </table:table-cell>
          <table:table-cell office:value-type="float" office:value="109.277568230708" calcext:value-type="float">
            <text:p>109.27756823070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0</text:p>
          </table:table-cell>
          <table:table-cell table:style-name="ce1" office:value-type="float" office:value="85.1050041229927" calcext:value-type="float">
            <text:p>85.1050041229927</text:p>
          </table:table-cell>
          <table:table-cell office:value-type="float" office:value="112.762572637676" calcext:value-type="float">
            <text:p>112.76257263767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1</text:p>
          </table:table-cell>
          <table:table-cell table:style-name="ce1" office:value-type="float" office:value="82.229995570082" calcext:value-type="float">
            <text:p>82.229995570082</text:p>
          </table:table-cell>
          <table:table-cell office:value-type="float" office:value="124.291724600952" calcext:value-type="float">
            <text:p>124.2917246009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2</text:p>
          </table:table-cell>
          <table:table-cell table:style-name="ce1" office:value-type="float" office:value="89.3038376212174" calcext:value-type="float">
            <text:p>89.3038376212174</text:p>
          </table:table-cell>
          <table:table-cell office:value-type="float" office:value="136.024373095914" calcext:value-type="float">
            <text:p>136.02437309591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3</text:p>
          </table:table-cell>
          <table:table-cell table:style-name="ce1" office:value-type="float" office:value="79.6520646068312" calcext:value-type="float">
            <text:p>79.6520646068312</text:p>
          </table:table-cell>
          <table:table-cell office:value-type="float" office:value="123.71377834274" calcext:value-type="float">
            <text:p>123.7137783427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4</text:p>
          </table:table-cell>
          <table:table-cell table:style-name="ce1" office:value-type="float" office:value="99.2462848879412" calcext:value-type="float">
            <text:p>99.2462848879412</text:p>
          </table:table-cell>
          <table:table-cell office:value-type="float" office:value="118.831189855115" calcext:value-type="float">
            <text:p>118.8311898551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5</text:p>
          </table:table-cell>
          <table:table-cell table:style-name="ce1" office:value-type="float" office:value="73.9852837248714" calcext:value-type="float">
            <text:p>73.9852837248714</text:p>
          </table:table-cell>
          <table:table-cell office:value-type="float" office:value="124.899674972123" calcext:value-type="float">
            <text:p>124.89967497212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6</text:p>
          </table:table-cell>
          <table:table-cell table:style-name="ce1" office:value-type="float" office:value="79.245939914335" calcext:value-type="float">
            <text:p>79.245939914335</text:p>
          </table:table-cell>
          <table:table-cell office:value-type="float" office:value="120.126517456001" calcext:value-type="float">
            <text:p>120.12651745600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7</text:p>
          </table:table-cell>
          <table:table-cell table:style-name="ce1" office:value-type="float" office:value="88.6577023247207" calcext:value-type="float">
            <text:p>88.6577023247207</text:p>
          </table:table-cell>
          <table:table-cell office:value-type="float" office:value="124.400833912754" calcext:value-type="float">
            <text:p>124.40083391275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8</text:p>
          </table:table-cell>
          <table:table-cell table:style-name="ce1" office:value-type="float" office:value="85.8783364153988" calcext:value-type="float">
            <text:p>85.8783364153988</text:p>
          </table:table-cell>
          <table:table-cell office:value-type="float" office:value="131.387563410773" calcext:value-type="float">
            <text:p>131.38756341077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79</text:p>
          </table:table-cell>
          <table:table-cell table:style-name="ce1" office:value-type="float" office:value="77.457569390674" calcext:value-type="float">
            <text:p>77.457569390674</text:p>
          </table:table-cell>
          <table:table-cell office:value-type="float" office:value="113.753686918642" calcext:value-type="float">
            <text:p>113.75368691864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0</text:p>
          </table:table-cell>
          <table:table-cell table:style-name="ce1" office:value-type="float" office:value="63.8838564570956" calcext:value-type="float">
            <text:p>63.8838564570956</text:p>
          </table:table-cell>
          <table:table-cell office:value-type="float" office:value="120.048397350702" calcext:value-type="float">
            <text:p>120.04839735070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1</text:p>
          </table:table-cell>
          <table:table-cell table:style-name="ce1" office:value-type="float" office:value="77.7516411697567" calcext:value-type="float">
            <text:p>77.7516411697567</text:p>
          </table:table-cell>
          <table:table-cell office:value-type="float" office:value="119.673476372153" calcext:value-type="float">
            <text:p>119.6734763721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2</text:p>
          </table:table-cell>
          <table:table-cell table:style-name="ce1" office:value-type="float" office:value="78.1066396752352" calcext:value-type="float">
            <text:p>78.1066396752352</text:p>
          </table:table-cell>
          <table:table-cell office:value-type="float" office:value="131.182421967637" calcext:value-type="float">
            <text:p>131.18242196763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3</text:p>
          </table:table-cell>
          <table:table-cell table:style-name="ce1" office:value-type="float" office:value="78.9648908401779" calcext:value-type="float">
            <text:p>78.9648908401779</text:p>
          </table:table-cell>
          <table:table-cell office:value-type="float" office:value="123.723546194395" calcext:value-type="float">
            <text:p>123.72354619439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4</text:p>
          </table:table-cell>
          <table:table-cell table:style-name="ce1" office:value-type="float" office:value="81.6962201325114" calcext:value-type="float">
            <text:p>81.6962201325114</text:p>
          </table:table-cell>
          <table:table-cell office:value-type="float" office:value="112.919926348521" calcext:value-type="float">
            <text:p>112.91992634852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5</text:p>
          </table:table-cell>
          <table:table-cell table:style-name="ce1" office:value-type="float" office:value="81.6163909087245" calcext:value-type="float">
            <text:p>81.6163909087245</text:p>
          </table:table-cell>
          <table:table-cell office:value-type="float" office:value="125.181387391487" calcext:value-type="float">
            <text:p>125.18138739148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6</text:p>
          </table:table-cell>
          <table:table-cell table:style-name="ce1" office:value-type="float" office:value="75.071332232317" calcext:value-type="float">
            <text:p>75.071332232317</text:p>
          </table:table-cell>
          <table:table-cell office:value-type="float" office:value="116.540557207752" calcext:value-type="float">
            <text:p>116.54055720775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7</text:p>
          </table:table-cell>
          <table:table-cell table:style-name="ce1" office:value-type="float" office:value="85.0310965253744" calcext:value-type="float">
            <text:p>85.0310965253744</text:p>
          </table:table-cell>
          <table:table-cell office:value-type="float" office:value="122.726872898998" calcext:value-type="float">
            <text:p>122.72687289899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8</text:p>
          </table:table-cell>
          <table:table-cell table:style-name="ce1" office:value-type="float" office:value="86.6312696289285" calcext:value-type="float">
            <text:p>86.6312696289285</text:p>
          </table:table-cell>
          <table:table-cell office:value-type="float" office:value="111.714747240088" calcext:value-type="float">
            <text:p>111.71474724008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89</text:p>
          </table:table-cell>
          <table:table-cell table:style-name="ce1" office:value-type="float" office:value="67.4535903126205" calcext:value-type="float">
            <text:p>67.4535903126205</text:p>
          </table:table-cell>
          <table:table-cell office:value-type="float" office:value="113.932446644701" calcext:value-type="float">
            <text:p>113.93244664470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0</text:p>
          </table:table-cell>
          <table:table-cell table:style-name="ce1" office:value-type="float" office:value="84.1324031279563" calcext:value-type="float">
            <text:p>84.1324031279563</text:p>
          </table:table-cell>
          <table:table-cell office:value-type="float" office:value="141.591169982621" calcext:value-type="float">
            <text:p>141.59116998262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1</text:p>
          </table:table-cell>
          <table:table-cell table:style-name="ce1" office:value-type="float" office:value="87.5831434582674" calcext:value-type="float">
            <text:p>87.5831434582674</text:p>
          </table:table-cell>
          <table:table-cell office:value-type="float" office:value="126.781557232161" calcext:value-type="float">
            <text:p>126.78155723216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2</text:p>
          </table:table-cell>
          <table:table-cell table:style-name="ce1" office:value-type="float" office:value="75.1374137895589" calcext:value-type="float">
            <text:p>75.1374137895589</text:p>
          </table:table-cell>
          <table:table-cell office:value-type="float" office:value="108.740803898919" calcext:value-type="float">
            <text:p>108.74080389891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3</text:p>
          </table:table-cell>
          <table:table-cell table:style-name="ce1" office:value-type="float" office:value="86.0821356389504" calcext:value-type="float">
            <text:p>86.0821356389504</text:p>
          </table:table-cell>
          <table:table-cell office:value-type="float" office:value="130.192069430358" calcext:value-type="float">
            <text:p>130.19206943035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4</text:p>
          </table:table-cell>
          <table:table-cell table:style-name="ce1" office:value-type="float" office:value="82.3763100567356" calcext:value-type="float">
            <text:p>82.3763100567356</text:p>
          </table:table-cell>
          <table:table-cell office:value-type="float" office:value="116.397424053553" calcext:value-type="float">
            <text:p>116.3974240535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5</text:p>
          </table:table-cell>
          <table:table-cell table:style-name="ce1" office:value-type="float" office:value="82.2878646220856" calcext:value-type="float">
            <text:p>82.2878646220856</text:p>
          </table:table-cell>
          <table:table-cell office:value-type="float" office:value="112.715099485734" calcext:value-type="float">
            <text:p>112.71509948573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6</text:p>
          </table:table-cell>
          <table:table-cell table:style-name="ce1" office:value-type="float" office:value="73.6556265710944" calcext:value-type="float">
            <text:p>73.6556265710944</text:p>
          </table:table-cell>
          <table:table-cell office:value-type="float" office:value="129.438433378153" calcext:value-type="float">
            <text:p>129.43843337815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7</text:p>
          </table:table-cell>
          <table:table-cell table:style-name="ce1" office:value-type="float" office:value="87.2373982428635" calcext:value-type="float">
            <text:p>87.2373982428635</text:p>
          </table:table-cell>
          <table:table-cell office:value-type="float" office:value="130.225794488605" calcext:value-type="float">
            <text:p>130.22579448860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8</text:p>
          </table:table-cell>
          <table:table-cell table:style-name="ce1" office:value-type="float" office:value="69.7308945571303" calcext:value-type="float">
            <text:p>69.7308945571303</text:p>
          </table:table-cell>
          <table:table-cell office:value-type="float" office:value="121.733356514072" calcext:value-type="float">
            <text:p>121.73335651407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99</text:p>
          </table:table-cell>
          <table:table-cell table:style-name="ce1" office:value-type="float" office:value="90.3777867255128" calcext:value-type="float">
            <text:p>90.3777867255128</text:p>
          </table:table-cell>
          <table:table-cell office:value-type="float" office:value="119.503294330789" calcext:value-type="float">
            <text:p>119.50329433078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rson 100</text:p>
          </table:table-cell>
          <table:table-cell table:style-name="ce1" office:value-type="float" office:value="79.8966867491751" calcext:value-type="float">
            <text:p>79.8966867491751</text:p>
          </table:table-cell>
          <table:table-cell office:value-type="float" office:value="112.651834211791" calcext:value-type="float">
            <text:p>112.651834211791</text:p>
          </table:table-cell>
          <table:table-cell table:number-columns-repeated="16381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sulin-Experiment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5" table:default-cell-style-name="Default"/>
        <table:table-row table:style-name="ro1"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Tageszeit</text:p>
          </table:table-cell>
          <table:table-cell table:style-name="ce2" office:value-type="string" calcext:value-type="string">
            <text:p>Probenursprung</text:p>
          </table:table-cell>
          <table:table-cell table:style-name="ce2" office:value-type="string" calcext:value-type="string">
            <text:p>Insulinwert</text:p>
          </table:table-cell>
        </table:table-row>
        <table:table-row table:style-name="ro3">
          <table:table-cell table:style-name="ce2" office:value-type="string" calcext:value-type="string">
            <text:p>Person 1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481.393088776929" calcext:value-type="float">
            <text:p>481.393088776929</text:p>
          </table:table-cell>
        </table:table-row>
        <table:table-row table:style-name="ro3">
          <table:table-cell table:style-name="ce2" office:value-type="string" calcext:value-type="string">
            <text:p>Person 2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493.304973188719" calcext:value-type="float">
            <text:p>493.304973188719</text:p>
          </table:table-cell>
        </table:table-row>
        <table:table-row table:style-name="ro3">
          <table:table-cell table:style-name="ce2" office:value-type="string" calcext:value-type="string">
            <text:p>Person 3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502.815791261209" calcext:value-type="float">
            <text:p>502.815791261209</text:p>
          </table:table-cell>
        </table:table-row>
        <table:table-row table:style-name="ro3">
          <table:table-cell table:style-name="ce2" office:value-type="string" calcext:value-type="string">
            <text:p>Person 4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491.93373157646" calcext:value-type="float">
            <text:p>491.93373157646</text:p>
          </table:table-cell>
        </table:table-row>
        <table:table-row table:style-name="ro3">
          <table:table-cell table:style-name="ce2" office:value-type="string" calcext:value-type="string">
            <text:p>Person 5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520.225832023259" calcext:value-type="float">
            <text:p>520.225832023259</text:p>
          </table:table-cell>
        </table:table-row>
        <table:table-row table:style-name="ro3">
          <table:table-cell table:style-name="ce2" office:value-type="string" calcext:value-type="string">
            <text:p>Person 6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488.18821679936" calcext:value-type="float">
            <text:p>488.18821679936</text:p>
          </table:table-cell>
        </table:table-row>
        <table:table-row table:style-name="ro3">
          <table:table-cell table:style-name="ce2" office:value-type="string" calcext:value-type="string">
            <text:p>Person 7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505.565483760425" calcext:value-type="float">
            <text:p>505.565483760425</text:p>
          </table:table-cell>
        </table:table-row>
        <table:table-row table:style-name="ro3">
          <table:table-cell table:style-name="ce2" office:value-type="string" calcext:value-type="string">
            <text:p>Person 8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516.932782429477" calcext:value-type="float">
            <text:p>516.932782429477</text:p>
          </table:table-cell>
        </table:table-row>
        <table:table-row table:style-name="ro3">
          <table:table-cell table:style-name="ce2" office:value-type="string" calcext:value-type="string">
            <text:p>Person 9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488.987945810213" calcext:value-type="float">
            <text:p>488.987945810213</text:p>
          </table:table-cell>
        </table:table-row>
        <table:table-row table:style-name="ro3">
          <table:table-cell table:style-name="ce2" office:value-type="string" calcext:value-type="string">
            <text:p>Person 10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485.378448914489" calcext:value-type="float">
            <text:p>485.378448914489</text:p>
          </table:table-cell>
        </table:table-row>
        <table:table-row table:style-name="ro3">
          <table:table-cell table:style-name="ce2" office:value-type="string" calcext:value-type="string">
            <text:p>Person 1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87.003243482421" calcext:value-type="float">
            <text:p>287.003243482421</text:p>
          </table:table-cell>
        </table:table-row>
        <table:table-row table:style-name="ro3">
          <table:table-cell table:style-name="ce2" office:value-type="string" calcext:value-type="string">
            <text:p>Person 2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95.773980568795" calcext:value-type="float">
            <text:p>295.773980568795</text:p>
          </table:table-cell>
        </table:table-row>
        <table:table-row table:style-name="ro3">
          <table:table-cell table:style-name="ce2" office:value-type="string" calcext:value-type="string">
            <text:p>Person 3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89.726026353642" calcext:value-type="float">
            <text:p>289.726026353642</text:p>
          </table:table-cell>
        </table:table-row>
        <table:table-row table:style-name="ro3">
          <table:table-cell table:style-name="ce2" office:value-type="string" calcext:value-type="string">
            <text:p>Person 4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316.935827552358" calcext:value-type="float">
            <text:p>316.935827552358</text:p>
          </table:table-cell>
        </table:table-row>
        <table:table-row table:style-name="ro3">
          <table:table-cell table:style-name="ce2" office:value-type="string" calcext:value-type="string">
            <text:p>Person 5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93.89440179782" calcext:value-type="float">
            <text:p>293.89440179782</text:p>
          </table:table-cell>
        </table:table-row>
        <table:table-row table:style-name="ro3">
          <table:table-cell table:style-name="ce2" office:value-type="string" calcext:value-type="string">
            <text:p>Person 6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97.552424325886" calcext:value-type="float">
            <text:p>297.552424325886</text:p>
          </table:table-cell>
        </table:table-row>
        <table:table-row table:style-name="ro3">
          <table:table-cell table:style-name="ce2" office:value-type="string" calcext:value-type="string">
            <text:p>Person 7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93.696967198447" calcext:value-type="float">
            <text:p>293.696967198447</text:p>
          </table:table-cell>
        </table:table-row>
        <table:table-row table:style-name="ro3">
          <table:table-cell table:style-name="ce2" office:value-type="string" calcext:value-type="string">
            <text:p>Person 8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314.395263908987" calcext:value-type="float">
            <text:p>314.395263908987</text:p>
          </table:table-cell>
        </table:table-row>
        <table:table-row table:style-name="ro3">
          <table:table-cell table:style-name="ce2" office:value-type="string" calcext:value-type="string">
            <text:p>Person 9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96.289626990623" calcext:value-type="float">
            <text:p>296.289626990623</text:p>
          </table:table-cell>
        </table:table-row>
        <table:table-row table:style-name="ro3">
          <table:table-cell table:style-name="ce2" office:value-type="string" calcext:value-type="string">
            <text:p>Person 10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94.708584304027" calcext:value-type="float">
            <text:p>294.708584304027</text:p>
          </table:table-cell>
        </table:table-row>
        <table:table-row table:style-name="ro3">
          <table:table-cell table:style-name="ce2" office:value-type="string" calcext:value-type="string">
            <text:p>Person 1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13.252082926251" calcext:value-type="float">
            <text:p>213.252082926251</text:p>
          </table:table-cell>
        </table:table-row>
        <table:table-row table:style-name="ro3">
          <table:table-cell table:style-name="ce2" office:value-type="string" calcext:value-type="string">
            <text:p>Person 2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36.59532006794" calcext:value-type="float">
            <text:p>236.59532006794</text:p>
          </table:table-cell>
        </table:table-row>
        <table:table-row table:style-name="ro3">
          <table:table-cell table:style-name="ce2" office:value-type="string" calcext:value-type="string">
            <text:p>Person 3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25.420261680536" calcext:value-type="float">
            <text:p>225.420261680536</text:p>
          </table:table-cell>
        </table:table-row>
        <table:table-row table:style-name="ro3">
          <table:table-cell table:style-name="ce2" office:value-type="string" calcext:value-type="string">
            <text:p>Person 4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32.191483498121" calcext:value-type="float">
            <text:p>232.191483498121</text:p>
          </table:table-cell>
        </table:table-row>
        <table:table-row table:style-name="ro3">
          <table:table-cell table:style-name="ce2" office:value-type="string" calcext:value-type="string">
            <text:p>Person 5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29.426038543879" calcext:value-type="float">
            <text:p>229.426038543879</text:p>
          </table:table-cell>
        </table:table-row>
        <table:table-row table:style-name="ro3">
          <table:table-cell table:style-name="ce2" office:value-type="string" calcext:value-type="string">
            <text:p>Person 6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33.779961286789" calcext:value-type="float">
            <text:p>233.779961286789</text:p>
          </table:table-cell>
        </table:table-row>
        <table:table-row table:style-name="ro3">
          <table:table-cell table:style-name="ce2" office:value-type="string" calcext:value-type="string">
            <text:p>Person 7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28.665271547709" calcext:value-type="float">
            <text:p>228.665271547709</text:p>
          </table:table-cell>
        </table:table-row>
        <table:table-row table:style-name="ro3">
          <table:table-cell table:style-name="ce2" office:value-type="string" calcext:value-type="string">
            <text:p>Person 8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23.152786129123" calcext:value-type="float">
            <text:p>223.152786129123</text:p>
          </table:table-cell>
        </table:table-row>
        <table:table-row table:style-name="ro3">
          <table:table-cell table:style-name="ce2" office:value-type="string" calcext:value-type="string">
            <text:p>Person 9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30.017562068046" calcext:value-type="float">
            <text:p>230.017562068046</text:p>
          </table:table-cell>
        </table:table-row>
        <table:table-row table:style-name="ro3">
          <table:table-cell table:style-name="ce2" office:value-type="string" calcext:value-type="string">
            <text:p>Person 10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Plasma</text:p>
          </table:table-cell>
          <table:table-cell table:style-name="ce4" office:value-type="float" office:value="224.804701445284" calcext:value-type="float">
            <text:p>224.804701445284</text:p>
          </table:table-cell>
        </table:table-row>
        <table:table-row table:style-name="ro3">
          <table:table-cell table:style-name="ce2" office:value-type="string" calcext:value-type="string">
            <text:p>Person 1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71.5092191559262" calcext:value-type="float">
            <text:p>71.5092191559262</text:p>
          </table:table-cell>
        </table:table-row>
        <table:table-row table:style-name="ro3">
          <table:table-cell table:style-name="ce2" office:value-type="string" calcext:value-type="string">
            <text:p>Person 2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67.5921784275013" calcext:value-type="float">
            <text:p>67.5921784275013</text:p>
          </table:table-cell>
        </table:table-row>
        <table:table-row table:style-name="ro3">
          <table:table-cell table:style-name="ce2" office:value-type="string" calcext:value-type="string">
            <text:p>Person 3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67.415209255262" calcext:value-type="float">
            <text:p>67.415209255262</text:p>
          </table:table-cell>
        </table:table-row>
        <table:table-row table:style-name="ro3">
          <table:table-cell table:style-name="ce2" office:value-type="string" calcext:value-type="string">
            <text:p>Person 4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67.1660657023343" calcext:value-type="float">
            <text:p>67.1660657023343</text:p>
          </table:table-cell>
        </table:table-row>
        <table:table-row table:style-name="ro3">
          <table:table-cell table:style-name="ce2" office:value-type="string" calcext:value-type="string">
            <text:p>Person 5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74.8591168517043" calcext:value-type="float">
            <text:p>74.8591168517043</text:p>
          </table:table-cell>
        </table:table-row>
        <table:table-row table:style-name="ro3">
          <table:table-cell table:style-name="ce2" office:value-type="string" calcext:value-type="string">
            <text:p>Person 6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72.9598695694497" calcext:value-type="float">
            <text:p>72.9598695694497</text:p>
          </table:table-cell>
        </table:table-row>
        <table:table-row table:style-name="ro3">
          <table:table-cell table:style-name="ce2" office:value-type="string" calcext:value-type="string">
            <text:p>Person 7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68.9456514313151" calcext:value-type="float">
            <text:p>68.9456514313151</text:p>
          </table:table-cell>
        </table:table-row>
        <table:table-row table:style-name="ro3">
          <table:table-cell table:style-name="ce2" office:value-type="string" calcext:value-type="string">
            <text:p>Person 8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68.5569086336127" calcext:value-type="float">
            <text:p>68.5569086336127</text:p>
          </table:table-cell>
        </table:table-row>
        <table:table-row table:style-name="ro3">
          <table:table-cell table:style-name="ce2" office:value-type="string" calcext:value-type="string">
            <text:p>Person 9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70.5029175391757" calcext:value-type="float">
            <text:p>70.5029175391757</text:p>
          </table:table-cell>
        </table:table-row>
        <table:table-row table:style-name="ro3">
          <table:table-cell table:style-name="ce2" office:value-type="string" calcext:value-type="string">
            <text:p>Person 10</text:p>
          </table:table-cell>
          <table:table-cell table:style-name="ce2" office:value-type="string" calcext:value-type="string">
            <text:p>Morgen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70.3336866491436" calcext:value-type="float">
            <text:p>70.3336866491436</text:p>
          </table:table-cell>
        </table:table-row>
        <table:table-row table:style-name="ro3">
          <table:table-cell table:style-name="ce2" office:value-type="string" calcext:value-type="string">
            <text:p>Person 1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6.2450688004762" calcext:value-type="float">
            <text:p>96.2450688004762</text:p>
          </table:table-cell>
        </table:table-row>
        <table:table-row table:style-name="ro3">
          <table:table-cell table:style-name="ce2" office:value-type="string" calcext:value-type="string">
            <text:p>Person 2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2.9173388970897" calcext:value-type="float">
            <text:p>92.9173388970897</text:p>
          </table:table-cell>
        </table:table-row>
        <table:table-row table:style-name="ro3">
          <table:table-cell table:style-name="ce2" office:value-type="string" calcext:value-type="string">
            <text:p>Person 3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1.4848067633246" calcext:value-type="float">
            <text:p>91.4848067633246</text:p>
          </table:table-cell>
        </table:table-row>
        <table:table-row table:style-name="ro3">
          <table:table-cell table:style-name="ce2" office:value-type="string" calcext:value-type="string">
            <text:p>Person 4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2.5300135771584" calcext:value-type="float">
            <text:p>92.5300135771584</text:p>
          </table:table-cell>
        </table:table-row>
        <table:table-row table:style-name="ro3">
          <table:table-cell table:style-name="ce2" office:value-type="string" calcext:value-type="string">
            <text:p>Person 5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89.9907919344949" calcext:value-type="float">
            <text:p>89.9907919344949</text:p>
          </table:table-cell>
        </table:table-row>
        <table:table-row table:style-name="ro3">
          <table:table-cell table:style-name="ce2" office:value-type="string" calcext:value-type="string">
            <text:p>Person 6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00.265682758148" calcext:value-type="float">
            <text:p>100.265682758148</text:p>
          </table:table-cell>
        </table:table-row>
        <table:table-row table:style-name="ro3">
          <table:table-cell table:style-name="ce2" office:value-type="string" calcext:value-type="string">
            <text:p>Person 7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85.7221408190219" calcext:value-type="float">
            <text:p>85.7221408190219</text:p>
          </table:table-cell>
        </table:table-row>
        <table:table-row table:style-name="ro3">
          <table:table-cell table:style-name="ce2" office:value-type="string" calcext:value-type="string">
            <text:p>Person 8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82.0334470161605" calcext:value-type="float">
            <text:p>82.0334470161605</text:p>
          </table:table-cell>
        </table:table-row>
        <table:table-row table:style-name="ro3">
          <table:table-cell table:style-name="ce2" office:value-type="string" calcext:value-type="string">
            <text:p>Person 9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0.6504561057499" calcext:value-type="float">
            <text:p>90.6504561057499</text:p>
          </table:table-cell>
        </table:table-row>
        <table:table-row table:style-name="ro3">
          <table:table-cell table:style-name="ce2" office:value-type="string" calcext:value-type="string">
            <text:p>Person 10</text:p>
          </table:table-cell>
          <table:table-cell office:value-type="string" calcext:value-type="string">
            <text:p>Mittag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2.2667080231344" calcext:value-type="float">
            <text:p>92.2667080231344</text:p>
          </table:table-cell>
        </table:table-row>
        <table:table-row table:style-name="ro3">
          <table:table-cell table:style-name="ce2" office:value-type="string" calcext:value-type="string">
            <text:p>Person 1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85.9163656865674" calcext:value-type="float">
            <text:p>85.9163656865674</text:p>
          </table:table-cell>
        </table:table-row>
        <table:table-row table:style-name="ro3">
          <table:table-cell table:style-name="ce2" office:value-type="string" calcext:value-type="string">
            <text:p>Person 2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06.658021777643" calcext:value-type="float">
            <text:p>106.658021777643</text:p>
          </table:table-cell>
        </table:table-row>
        <table:table-row table:style-name="ro3">
          <table:table-cell table:style-name="ce2" office:value-type="string" calcext:value-type="string">
            <text:p>Person 3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2.4408997074209" calcext:value-type="float">
            <text:p>92.4408997074209</text:p>
          </table:table-cell>
        </table:table-row>
        <table:table-row table:style-name="ro3">
          <table:table-cell table:style-name="ce2" office:value-type="string" calcext:value-type="string">
            <text:p>Person 4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14.804633389768" calcext:value-type="float">
            <text:p>114.804633389768</text:p>
          </table:table-cell>
        </table:table-row>
        <table:table-row table:style-name="ro3">
          <table:table-cell table:style-name="ce2" office:value-type="string" calcext:value-type="string">
            <text:p>Person 5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02.825226241704" calcext:value-type="float">
            <text:p>102.825226241704</text:p>
          </table:table-cell>
        </table:table-row>
        <table:table-row table:style-name="ro3">
          <table:table-cell table:style-name="ce2" office:value-type="string" calcext:value-type="string">
            <text:p>Person 6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29.150047962852" calcext:value-type="float">
            <text:p>129.150047962852</text:p>
          </table:table-cell>
        </table:table-row>
        <table:table-row table:style-name="ro3">
          <table:table-cell table:style-name="ce2" office:value-type="string" calcext:value-type="string">
            <text:p>Person 7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92.2673121391528" calcext:value-type="float">
            <text:p>92.2673121391528</text:p>
          </table:table-cell>
        </table:table-row>
        <table:table-row table:style-name="ro3">
          <table:table-cell table:style-name="ce2" office:value-type="string" calcext:value-type="string">
            <text:p>Person 8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14.426918651221" calcext:value-type="float">
            <text:p>114.426918651221</text:p>
          </table:table-cell>
        </table:table-row>
        <table:table-row table:style-name="ro3">
          <table:table-cell table:style-name="ce2" office:value-type="string" calcext:value-type="string">
            <text:p>Person 9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09.967897539032" calcext:value-type="float">
            <text:p>109.967897539032</text:p>
          </table:table-cell>
        </table:table-row>
        <table:table-row table:style-name="ro3">
          <table:table-cell table:style-name="ce2" office:value-type="string" calcext:value-type="string">
            <text:p>Person 10</text:p>
          </table:table-cell>
          <table:table-cell office:value-type="string" calcext:value-type="string">
            <text:p>Abends</text:p>
          </table:table-cell>
          <table:table-cell office:value-type="string" calcext:value-type="string">
            <text:p>Urin</text:p>
          </table:table-cell>
          <table:table-cell table:style-name="ce4" office:value-type="float" office:value="112.022625532495" calcext:value-type="float">
            <text:p>112.022625532495</text:p>
          </table:table-cell>
        </table:table-row>
        <table:table-row table:style-name="ro1" table:number-rows-repeated="104851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lutdruck" style:display-name="PageStyle_Blutdruck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nsulin-Experiment" style:display-name="PageStyle_Insulin-Experi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luckdruck-Modelle" style:display-name="PageStyle_Bluckdruck-Modell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4:00:51</meta:creation-date>
    <dc:language>en-US</dc:language>
    <dc:date>2024-10-28T10:10:45</dc:date>
    <meta:editing-cycles>17</meta:editing-cycles>
    <meta:editing-duration>PT1H44M</meta:editing-duration>
    <meta:generator>LibreOffice/24.2.7.2$Linux_X86_64 LibreOffice_project/420$Build-2</meta:generator>
    <meta:document-statistic meta:table-count="3" meta:cell-count="1035" meta:object-count="0"/>
  </office:meta>
</office:document-meta>
</file>